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83" style:family="paragraph" style:parent-style-name="Standard">
      <style:text-properties style:font-name="PT Mono" officeooo:paragraph-rsid="0013202e"/>
    </style:style>
    <style:style style:name="P84" style:family="paragraph" style:parent-style-name="Standard">
      <style:paragraph-properties fo:break-before="page"/>
      <style:text-properties style:font-name="PT Mono" officeooo:paragraph-rsid="0013202e"/>
    </style:style>
    <style:style style:name="P85" style:family="paragraph" style:parent-style-name="Footnote">
      <style:text-properties fo:font-size="8pt" officeooo:rsid="0324c139" officeooo:paragraph-rsid="0324c139" style:font-size-asian="8pt" style:font-size-complex="8pt"/>
    </style:style>
    <style:style style:name="P86" style:family="paragraph" style:parent-style-name="Footnote">
      <style:text-properties fo:font-size="8pt" officeooo:rsid="0346a184" officeooo:paragraph-rsid="0346a184" style:font-size-asian="7pt" style:font-size-complex="8pt"/>
    </style:style>
    <style:style style:name="P87"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88" style:family="paragraph" style:parent-style-name="Footnote">
      <style:text-properties fo:font-size="8pt" officeooo:rsid="03aead49" officeooo:paragraph-rsid="03aead49" style:font-size-asian="7pt" style:font-size-complex="8pt"/>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8"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2"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6"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1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3a8a7" officeooo:paragraph-rsid="03c3a8a7" fo:background-color="transparent" style:font-size-asian="8pt" style:font-style-asian="italic" style:font-weight-asian="normal" style:font-size-complex="8pt" style:font-style-complex="italic"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16"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1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1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0e201" officeooo:paragraph-rsid="03d0e201" fo:background-color="transparent" style:font-size-asian="8pt" style:font-style-asian="italic" style:font-weight-asian="normal" style:font-size-complex="8pt" style:font-style-complex="italic"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2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fo:font-style="italic" officeooo:rsid="0389d64a" style:font-style-asian="italic" style:font-style-complex="italic"/>
    </style:style>
    <style:style style:name="T24" style:family="text">
      <style:text-properties fo:font-style="italic" officeooo:rsid="038b4809" style:font-style-asian="italic" style:font-style-complex="italic"/>
    </style:style>
    <style:style style:name="T25" style:family="text">
      <style:text-properties officeooo:rsid="0321229e"/>
    </style:style>
    <style:style style:name="T26" style:family="text">
      <style:text-properties officeooo:rsid="0322ce2c"/>
    </style:style>
    <style:style style:name="T27" style:family="text">
      <style:text-properties officeooo:rsid="0327669f"/>
    </style:style>
    <style:style style:name="T28" style:family="text">
      <style:text-properties officeooo:rsid="0327a975"/>
    </style:style>
    <style:style style:name="T29" style:family="text">
      <style:text-properties officeooo:rsid="03295add"/>
    </style:style>
    <style:style style:name="T30" style:family="text">
      <style:text-properties officeooo:rsid="032a7a34"/>
    </style:style>
    <style:style style:name="T31" style:family="text">
      <style:text-properties officeooo:rsid="032befbd"/>
    </style:style>
    <style:style style:name="T32" style:family="text">
      <style:text-properties officeooo:rsid="032d1296"/>
    </style:style>
    <style:style style:name="T33" style:family="text">
      <style:text-properties officeooo:rsid="032dd5d0"/>
    </style:style>
    <style:style style:name="T34" style:family="text">
      <style:text-properties officeooo:rsid="032e2a5c"/>
    </style:style>
    <style:style style:name="T35" style:family="text">
      <style:text-properties officeooo:rsid="032e2e84"/>
    </style:style>
    <style:style style:name="T36" style:family="text">
      <style:text-properties officeooo:rsid="032f12ea"/>
    </style:style>
    <style:style style:name="T37" style:family="text">
      <style:text-properties officeooo:rsid="033002c0"/>
    </style:style>
    <style:style style:name="T38" style:family="text">
      <style:text-properties officeooo:rsid="0331e8af"/>
    </style:style>
    <style:style style:name="T39" style:family="text">
      <style:text-properties officeooo:rsid="0332e46a"/>
    </style:style>
    <style:style style:name="T40" style:family="text">
      <style:text-properties officeooo:rsid="033445b5"/>
    </style:style>
    <style:style style:name="T41" style:family="text">
      <style:text-properties officeooo:rsid="033560da"/>
    </style:style>
    <style:style style:name="T42" style:family="text">
      <style:text-properties officeooo:rsid="033589ce"/>
    </style:style>
    <style:style style:name="T43" style:family="text">
      <style:text-properties officeooo:rsid="0338f6ab"/>
    </style:style>
    <style:style style:name="T44" style:family="text">
      <style:text-properties officeooo:rsid="033a610d"/>
    </style:style>
    <style:style style:name="T45" style:family="text">
      <style:text-properties officeooo:rsid="033b70f2"/>
    </style:style>
    <style:style style:name="T46" style:family="text">
      <style:text-properties officeooo:rsid="033e87f9"/>
    </style:style>
    <style:style style:name="T47" style:family="text">
      <style:text-properties officeooo:rsid="03405ff0"/>
    </style:style>
    <style:style style:name="T48" style:family="text">
      <style:text-properties officeooo:rsid="0341bbeb"/>
    </style:style>
    <style:style style:name="T49" style:family="text">
      <style:text-properties officeooo:rsid="034319d9"/>
    </style:style>
    <style:style style:name="T50" style:family="text">
      <style:text-properties officeooo:rsid="0346a184"/>
    </style:style>
    <style:style style:name="T51" style:family="text">
      <style:text-properties fo:font-style="normal" style:font-style-asian="normal" style:font-style-complex="normal"/>
    </style:style>
    <style:style style:name="T52" style:family="text">
      <style:text-properties fo:font-style="normal" officeooo:rsid="03478123" style:font-style-asian="normal" style:font-style-complex="normal"/>
    </style:style>
    <style:style style:name="T53" style:family="text">
      <style:text-properties fo:font-style="normal" officeooo:rsid="0348f4de" style:font-style-asian="normal" style:font-style-complex="normal"/>
    </style:style>
    <style:style style:name="T54" style:family="text">
      <style:text-properties fo:font-style="normal" officeooo:rsid="03497f67" style:font-style-asian="normal" style:font-style-complex="normal"/>
    </style:style>
    <style:style style:name="T55" style:family="text">
      <style:text-properties fo:font-style="normal" officeooo:rsid="039c9f5f" style:font-style-asian="normal" style:font-style-complex="normal"/>
    </style:style>
    <style:style style:name="T56" style:family="text">
      <style:text-properties fo:font-style="normal" officeooo:rsid="039d5297" style:font-style-asian="normal" style:font-style-complex="normal"/>
    </style:style>
    <style:style style:name="T57" style:family="text">
      <style:text-properties fo:font-style="normal" officeooo:rsid="039f3825" style:font-style-asian="normal" style:font-style-complex="normal"/>
    </style:style>
    <style:style style:name="T58" style:family="text">
      <style:text-properties fo:font-style="normal" officeooo:rsid="039fefd0" style:font-style-asian="normal" style:font-style-complex="normal"/>
    </style:style>
    <style:style style:name="T59" style:family="text">
      <style:text-properties fo:font-style="normal" officeooo:rsid="03a09925" style:font-style-asian="normal" style:font-style-complex="normal"/>
    </style:style>
    <style:style style:name="T60" style:family="text">
      <style:text-properties fo:font-style="normal" officeooo:rsid="03a1bb8c" style:font-style-asian="normal" style:font-style-complex="normal"/>
    </style:style>
    <style:style style:name="T61" style:family="text">
      <style:text-properties fo:font-style="normal" officeooo:rsid="03a29263" style:font-style-asian="normal" style:font-style-complex="normal"/>
    </style:style>
    <style:style style:name="T62" style:family="text">
      <style:text-properties fo:font-style="normal" officeooo:rsid="03a29ef1" style:font-style-asian="normal" style:font-style-complex="normal"/>
    </style:style>
    <style:style style:name="T63" style:family="text">
      <style:text-properties fo:font-style="normal" officeooo:rsid="03a6858c" style:font-style-asian="normal" style:font-style-complex="normal"/>
    </style:style>
    <style:style style:name="T64" style:family="text">
      <style:text-properties fo:font-style="normal" officeooo:rsid="03a874ef" style:font-style-asian="normal" style:font-style-complex="normal"/>
    </style:style>
    <style:style style:name="T65" style:family="text">
      <style:text-properties fo:font-style="normal" officeooo:rsid="03a94cda" style:font-style-asian="normal" style:font-style-complex="normal"/>
    </style:style>
    <style:style style:name="T66" style:family="text">
      <style:text-properties fo:font-style="normal" officeooo:rsid="03a94db1" style:font-style-asian="normal" style:font-style-complex="normal"/>
    </style:style>
    <style:style style:name="T67" style:family="text">
      <style:text-properties fo:font-style="normal" officeooo:rsid="03aab2bf" style:font-style-asian="normal" style:font-style-complex="normal"/>
    </style:style>
    <style:style style:name="T68" style:family="text">
      <style:text-properties fo:font-style="normal" officeooo:rsid="03aacb0a" style:font-style-asian="normal" style:font-style-complex="normal"/>
    </style:style>
    <style:style style:name="T69" style:family="text">
      <style:text-properties fo:font-style="normal" officeooo:rsid="03ab53da" style:font-style-asian="normal" style:font-style-complex="normal"/>
    </style:style>
    <style:style style:name="T70" style:family="text">
      <style:text-properties fo:font-style="normal" officeooo:rsid="03ade8bf" style:font-style-asian="normal" style:font-style-complex="normal"/>
    </style:style>
    <style:style style:name="T71" style:family="text">
      <style:text-properties fo:font-style="normal" officeooo:rsid="03ae8d17" style:font-style-asian="normal" style:font-style-complex="normal"/>
    </style:style>
    <style:style style:name="T72" style:family="text">
      <style:text-properties fo:font-style="normal" officeooo:rsid="03b00d57" style:font-style-asian="normal" style:font-style-complex="normal"/>
    </style:style>
    <style:style style:name="T73" style:family="text">
      <style:text-properties fo:font-style="normal" officeooo:rsid="03b1d806" style:font-style-asian="normal" style:font-style-complex="normal"/>
    </style:style>
    <style:style style:name="T74" style:family="text">
      <style:text-properties fo:font-style="normal" officeooo:rsid="03b2c578" style:font-style-asian="normal" style:font-style-complex="normal"/>
    </style:style>
    <style:style style:name="T75" style:family="text">
      <style:text-properties fo:font-style="normal" officeooo:rsid="03b2ccb2" style:font-style-asian="normal" style:font-style-complex="normal"/>
    </style:style>
    <style:style style:name="T76" style:family="text">
      <style:text-properties fo:font-style="normal" officeooo:rsid="03b3148f" style:font-style-asian="normal" style:font-style-complex="normal"/>
    </style:style>
    <style:style style:name="T77" style:family="text">
      <style:text-properties fo:font-style="normal" officeooo:rsid="03b31aae" style:font-style-asian="normal" style:font-style-complex="normal"/>
    </style:style>
    <style:style style:name="T78" style:family="text">
      <style:text-properties fo:font-style="normal" officeooo:rsid="03b5656a" style:font-style-asian="normal" style:font-style-complex="normal"/>
    </style:style>
    <style:style style:name="T79" style:family="text">
      <style:text-properties fo:font-style="normal" officeooo:rsid="03b6187b" style:font-style-asian="normal" style:font-style-complex="normal"/>
    </style:style>
    <style:style style:name="T80" style:family="text">
      <style:text-properties fo:font-style="normal" officeooo:rsid="03b80903" style:font-style-asian="normal" style:font-style-complex="normal"/>
    </style:style>
    <style:style style:name="T81" style:family="text">
      <style:text-properties fo:font-style="normal" officeooo:rsid="03b98f94" style:font-style-asian="normal" style:font-style-complex="normal"/>
    </style:style>
    <style:style style:name="T82" style:family="text">
      <style:text-properties fo:font-style="normal" officeooo:rsid="03babb9c" style:font-style-asian="normal" style:font-style-complex="normal"/>
    </style:style>
    <style:style style:name="T83" style:family="text">
      <style:text-properties fo:font-style="normal" officeooo:rsid="03bac324" style:font-style-asian="normal" style:font-style-complex="normal"/>
    </style:style>
    <style:style style:name="T84" style:family="text">
      <style:text-properties fo:font-style="normal" officeooo:rsid="03bb19f8" style:font-style-asian="normal" style:font-style-complex="normal"/>
    </style:style>
    <style:style style:name="T85" style:family="text">
      <style:text-properties fo:font-style="normal" officeooo:rsid="03bb7f0c" style:font-style-asian="normal" style:font-style-complex="normal"/>
    </style:style>
    <style:style style:name="T86" style:family="text">
      <style:text-properties fo:font-style="normal" officeooo:rsid="03bcd567" style:font-style-asian="normal" style:font-style-complex="normal"/>
    </style:style>
    <style:style style:name="T87" style:family="text">
      <style:text-properties fo:font-style="normal" officeooo:rsid="03bf4f8b" style:font-style-asian="normal" style:font-style-complex="normal"/>
    </style:style>
    <style:style style:name="T88" style:family="text">
      <style:text-properties fo:font-style="normal" officeooo:rsid="03c0074d" style:font-style-asian="normal" style:font-style-complex="normal"/>
    </style:style>
    <style:style style:name="T89" style:family="text">
      <style:text-properties fo:font-style="normal" officeooo:rsid="03c2a0b7" style:font-style-asian="normal" style:font-style-complex="normal"/>
    </style:style>
    <style:style style:name="T90" style:family="text">
      <style:text-properties fo:font-style="normal" officeooo:rsid="03c49cfa" style:font-style-asian="normal" style:font-style-complex="normal"/>
    </style:style>
    <style:style style:name="T91" style:family="text">
      <style:text-properties fo:font-style="normal" officeooo:rsid="03c4e071" style:font-style-asian="normal" style:font-style-complex="normal"/>
    </style:style>
    <style:style style:name="T92" style:family="text">
      <style:text-properties fo:font-style="normal" officeooo:rsid="03c67f50" style:font-style-asian="normal" style:font-style-complex="normal"/>
    </style:style>
    <style:style style:name="T93" style:family="text">
      <style:text-properties fo:font-style="normal" officeooo:rsid="03c68dbf" style:font-style-asian="normal" style:font-style-complex="normal"/>
    </style:style>
    <style:style style:name="T94" style:family="text">
      <style:text-properties fo:font-style="normal" officeooo:rsid="03c7c97b" style:font-style-asian="normal" style:font-style-complex="normal"/>
    </style:style>
    <style:style style:name="T95" style:family="text">
      <style:text-properties fo:font-style="normal" officeooo:rsid="03c842d9" style:font-style-asian="normal" style:font-style-complex="normal"/>
    </style:style>
    <style:style style:name="T96" style:family="text">
      <style:text-properties fo:font-style="normal" officeooo:rsid="03c8900e" style:font-style-asian="normal" style:font-style-complex="normal"/>
    </style:style>
    <style:style style:name="T97" style:family="text">
      <style:text-properties fo:font-style="normal" officeooo:rsid="03c9581d" style:font-style-asian="normal" style:font-style-complex="normal"/>
    </style:style>
    <style:style style:name="T98" style:family="text">
      <style:text-properties fo:font-style="normal" officeooo:rsid="03cc8d63" style:font-style-asian="normal" style:font-style-complex="normal"/>
    </style:style>
    <style:style style:name="T99" style:family="text">
      <style:text-properties fo:font-style="normal" officeooo:rsid="03cd55f3" style:font-style-asian="normal" style:font-style-complex="normal"/>
    </style:style>
    <style:style style:name="T100" style:family="text">
      <style:text-properties fo:font-style="normal" officeooo:rsid="03cedff2" style:font-style-asian="normal" style:font-style-complex="normal"/>
    </style:style>
    <style:style style:name="T101" style:family="text">
      <style:text-properties fo:font-style="normal" officeooo:rsid="03ceeb81" style:font-style-asian="normal" style:font-style-complex="normal"/>
    </style:style>
    <style:style style:name="T102" style:family="text">
      <style:text-properties fo:font-style="normal" officeooo:rsid="03d25cef" style:font-style-asian="normal" style:font-style-complex="normal"/>
    </style:style>
    <style:style style:name="T103" style:family="text">
      <style:text-properties fo:font-style="normal" officeooo:rsid="03d27f70" style:font-style-asian="normal" style:font-style-complex="normal"/>
    </style:style>
    <style:style style:name="T104" style:family="text">
      <style:text-properties fo:font-style="normal" officeooo:rsid="03d2ea12" style:font-style-asian="normal" style:font-style-complex="normal"/>
    </style:style>
    <style:style style:name="T105" style:family="text">
      <style:text-properties fo:font-style="normal" officeooo:rsid="03d44ed3" style:font-style-asian="normal" style:font-style-complex="normal"/>
    </style:style>
    <style:style style:name="T106" style:family="text">
      <style:text-properties fo:font-style="normal" officeooo:rsid="03d4cf46" style:font-style-asian="normal" style:font-style-complex="normal"/>
    </style:style>
    <style:style style:name="T107" style:family="text">
      <style:text-properties fo:font-style="normal" officeooo:rsid="03d5f5d2" style:font-style-asian="normal" style:font-style-complex="normal"/>
    </style:style>
    <style:style style:name="T108" style:family="text">
      <style:text-properties fo:font-style="normal" officeooo:rsid="03d7c79b" style:font-style-asian="normal" style:font-style-complex="normal"/>
    </style:style>
    <style:style style:name="T109" style:family="text">
      <style:text-properties fo:font-style="normal" officeooo:rsid="03d8f4b2" style:font-style-asian="normal" style:font-style-complex="normal"/>
    </style:style>
    <style:style style:name="T110" style:family="text">
      <style:text-properties fo:font-style="normal" officeooo:rsid="03db2b19" style:font-style-asian="normal" style:font-style-complex="normal"/>
    </style:style>
    <style:style style:name="T111" style:family="text">
      <style:text-properties officeooo:rsid="03478123"/>
    </style:style>
    <style:style style:name="T112" style:family="text">
      <style:text-properties officeooo:rsid="0348f4de"/>
    </style:style>
    <style:style style:name="T113" style:family="text">
      <style:text-properties officeooo:rsid="03497f67"/>
    </style:style>
    <style:style style:name="T114" style:family="text">
      <style:text-properties officeooo:rsid="034b56e8"/>
    </style:style>
    <style:style style:name="T115" style:family="text">
      <style:text-properties officeooo:rsid="034cd685"/>
    </style:style>
    <style:style style:name="T116" style:family="text">
      <style:text-properties officeooo:rsid="034d4bb0"/>
    </style:style>
    <style:style style:name="T117" style:family="text">
      <style:text-properties officeooo:rsid="034f6bdc"/>
    </style:style>
    <style:style style:name="T118" style:family="text">
      <style:text-properties style:text-position="super 58%"/>
    </style:style>
    <style:style style:name="T119" style:family="text">
      <style:text-properties style:text-position="super 58%" officeooo:rsid="03808574"/>
    </style:style>
    <style:style style:name="T120" style:family="text">
      <style:text-properties style:text-position="super 58%" officeooo:rsid="038261f8"/>
    </style:style>
    <style:style style:name="T121" style:family="text">
      <style:text-properties style:text-position="super 58%" officeooo:rsid="0383bf7b"/>
    </style:style>
    <style:style style:name="T122" style:family="text">
      <style:text-properties style:text-position="super 58%" officeooo:rsid="0385d30f"/>
    </style:style>
    <style:style style:name="T123" style:family="text">
      <style:text-properties style:text-position="super 58%" officeooo:rsid="0385f81c"/>
    </style:style>
    <style:style style:name="T124" style:family="text">
      <style:text-properties style:text-position="super 58%" officeooo:rsid="0388294c"/>
    </style:style>
    <style:style style:name="T125" style:family="text">
      <style:text-properties style:text-position="super 58%" officeooo:rsid="0389d64a"/>
    </style:style>
    <style:style style:name="T126" style:family="text">
      <style:text-properties style:text-position="super 58%" officeooo:rsid="038b4809"/>
    </style:style>
    <style:style style:name="T127" style:family="text">
      <style:text-properties style:text-position="super 58%" officeooo:rsid="038fccea"/>
    </style:style>
    <style:style style:name="T128" style:family="text">
      <style:text-properties style:text-position="super 58%" officeooo:rsid="0391c35d"/>
    </style:style>
    <style:style style:name="T129" style:family="text">
      <style:text-properties style:text-position="super 58%" officeooo:rsid="0395599d"/>
    </style:style>
    <style:style style:name="T130" style:family="text">
      <style:text-properties style:text-position="super 58%" officeooo:rsid="0396faa4"/>
    </style:style>
    <style:style style:name="T131" style:family="text">
      <style:text-properties style:text-position="super 58%" officeooo:rsid="0397f7ad"/>
    </style:style>
    <style:style style:name="T132" style:family="text">
      <style:text-properties style:text-position="super 58%" officeooo:rsid="039893aa"/>
    </style:style>
    <style:style style:name="T133" style:family="text">
      <style:text-properties style:text-position="super 58%" officeooo:rsid="039ae659"/>
    </style:style>
    <style:style style:name="T134" style:family="text">
      <style:text-properties style:text-position="super 58%" fo:font-style="normal" style:font-style-asian="normal" style:font-style-complex="normal"/>
    </style:style>
    <style:style style:name="T135" style:family="text">
      <style:text-properties style:text-position="super 58%" fo:font-style="normal" officeooo:rsid="039c9f5f" style:font-style-asian="normal" style:font-style-complex="normal"/>
    </style:style>
    <style:style style:name="T136" style:family="text">
      <style:text-properties style:text-position="super 58%" fo:font-style="normal" officeooo:rsid="039d5297" style:font-style-asian="normal" style:font-style-complex="normal"/>
    </style:style>
    <style:style style:name="T137" style:family="text">
      <style:text-properties style:text-position="super 58%" fo:font-style="normal" officeooo:rsid="039f3825" style:font-style-asian="normal" style:font-style-complex="normal"/>
    </style:style>
    <style:style style:name="T138" style:family="text">
      <style:text-properties style:text-position="super 58%" fo:font-style="normal" officeooo:rsid="039fefd0" style:font-style-asian="normal" style:font-style-complex="normal"/>
    </style:style>
    <style:style style:name="T139" style:family="text">
      <style:text-properties style:text-position="super 58%" fo:font-style="normal" officeooo:rsid="03a09925" style:font-style-asian="normal" style:font-style-complex="normal"/>
    </style:style>
    <style:style style:name="T140" style:family="text">
      <style:text-properties style:text-position="super 58%" fo:font-style="normal" officeooo:rsid="03a29263" style:font-style-asian="normal" style:font-style-complex="normal"/>
    </style:style>
    <style:style style:name="T141" style:family="text">
      <style:text-properties style:text-position="super 58%" fo:font-style="normal" officeooo:rsid="03a29ef1" style:font-style-asian="normal" style:font-style-complex="normal"/>
    </style:style>
    <style:style style:name="T142" style:family="text">
      <style:text-properties style:text-position="super 58%" fo:font-style="normal" officeooo:rsid="03a6858c" style:font-style-asian="normal" style:font-style-complex="normal"/>
    </style:style>
    <style:style style:name="T143" style:family="text">
      <style:text-properties style:text-position="super 58%" fo:font-style="normal" officeooo:rsid="03a874ef" style:font-style-asian="normal" style:font-style-complex="normal"/>
    </style:style>
    <style:style style:name="T144" style:family="text">
      <style:text-properties style:text-position="super 58%" fo:font-style="normal" officeooo:rsid="03aab2bf" style:font-style-asian="normal" style:font-style-complex="normal"/>
    </style:style>
    <style:style style:name="T145" style:family="text">
      <style:text-properties style:text-position="super 58%" fo:font-style="normal" officeooo:rsid="03aacb0a" style:font-style-asian="normal" style:font-style-complex="normal"/>
    </style:style>
    <style:style style:name="T146" style:family="text">
      <style:text-properties style:text-position="super 58%" fo:font-style="normal" officeooo:rsid="03ab53da" style:font-style-asian="normal" style:font-style-complex="normal"/>
    </style:style>
    <style:style style:name="T147" style:family="text">
      <style:text-properties style:text-position="super 58%" fo:font-style="normal" officeooo:rsid="03ae8d17" style:font-style-asian="normal" style:font-style-complex="normal"/>
    </style:style>
    <style:style style:name="T148" style:family="text">
      <style:text-properties style:text-position="super 58%" fo:font-style="normal" officeooo:rsid="03b2c578" style:font-style-asian="normal" style:font-style-complex="normal"/>
    </style:style>
    <style:style style:name="T149" style:family="text">
      <style:text-properties style:text-position="super 58%" fo:font-style="normal" officeooo:rsid="03b3148f" style:font-style-asian="normal" style:font-style-complex="normal"/>
    </style:style>
    <style:style style:name="T150" style:family="text">
      <style:text-properties style:text-position="super 58%" fo:font-style="normal" officeooo:rsid="03b31aae" style:font-style-asian="normal" style:font-style-complex="normal"/>
    </style:style>
    <style:style style:name="T151" style:family="text">
      <style:text-properties style:text-position="super 58%" fo:font-style="normal" officeooo:rsid="03b6187b" style:font-style-asian="normal" style:font-style-complex="normal"/>
    </style:style>
    <style:style style:name="T152" style:family="text">
      <style:text-properties style:text-position="super 58%" fo:font-style="normal" officeooo:rsid="03b80903" style:font-style-asian="normal" style:font-style-complex="normal"/>
    </style:style>
    <style:style style:name="T153" style:family="text">
      <style:text-properties style:text-position="super 58%" fo:font-style="normal" officeooo:rsid="03b98f94" style:font-style-asian="normal" style:font-style-complex="normal"/>
    </style:style>
    <style:style style:name="T154" style:family="text">
      <style:text-properties style:text-position="super 58%" fo:font-style="normal" officeooo:rsid="03bac324" style:font-style-asian="normal" style:font-style-complex="normal"/>
    </style:style>
    <style:style style:name="T155" style:family="text">
      <style:text-properties style:text-position="super 58%" fo:font-style="normal" officeooo:rsid="03bb19f8" style:font-style-asian="normal" style:font-style-complex="normal"/>
    </style:style>
    <style:style style:name="T156" style:family="text">
      <style:text-properties style:text-position="super 58%" fo:font-style="normal" officeooo:rsid="03bcd567" style:font-style-asian="normal" style:font-style-complex="normal"/>
    </style:style>
    <style:style style:name="T157" style:family="text">
      <style:text-properties style:text-position="super 58%" fo:font-style="normal" officeooo:rsid="03bf4f8b" style:font-style-asian="normal" style:font-style-complex="normal"/>
    </style:style>
    <style:style style:name="T158" style:family="text">
      <style:text-properties style:text-position="super 58%" fo:font-style="normal" officeooo:rsid="03c0074d" style:font-style-asian="normal" style:font-style-complex="normal"/>
    </style:style>
    <style:style style:name="T159" style:family="text">
      <style:text-properties style:text-position="super 58%" fo:font-style="normal" officeooo:rsid="03c2a0b7" style:font-style-asian="normal" style:font-style-complex="normal"/>
    </style:style>
    <style:style style:name="T160" style:family="text">
      <style:text-properties style:text-position="super 58%" fo:font-style="normal" officeooo:rsid="03c4e071" style:font-style-asian="normal" style:font-style-complex="normal"/>
    </style:style>
    <style:style style:name="T161" style:family="text">
      <style:text-properties style:text-position="super 58%" fo:font-style="normal" officeooo:rsid="03c67f50" style:font-style-asian="normal" style:font-style-complex="normal"/>
    </style:style>
    <style:style style:name="T162" style:family="text">
      <style:text-properties style:text-position="super 58%" fo:font-style="normal" officeooo:rsid="03c68dbf" style:font-style-asian="normal" style:font-style-complex="normal"/>
    </style:style>
    <style:style style:name="T163" style:family="text">
      <style:text-properties style:text-position="super 58%" fo:font-style="normal" officeooo:rsid="03c7c97b" style:font-style-asian="normal" style:font-style-complex="normal"/>
    </style:style>
    <style:style style:name="T164" style:family="text">
      <style:text-properties style:text-position="super 58%" fo:font-style="normal" officeooo:rsid="03c842d9" style:font-style-asian="normal" style:font-style-complex="normal"/>
    </style:style>
    <style:style style:name="T165" style:family="text">
      <style:text-properties style:text-position="super 58%" fo:font-style="normal" officeooo:rsid="03cd55f3" style:font-style-asian="normal" style:font-style-complex="normal"/>
    </style:style>
    <style:style style:name="T166" style:family="text">
      <style:text-properties style:text-position="super 58%" fo:font-style="normal" officeooo:rsid="03ceeb81" style:font-style-asian="normal" style:font-style-complex="normal"/>
    </style:style>
    <style:style style:name="T167" style:family="text">
      <style:text-properties style:text-position="super 58%" fo:font-style="normal" officeooo:rsid="03d27f70" style:font-style-asian="normal" style:font-style-complex="normal"/>
    </style:style>
    <style:style style:name="T168" style:family="text">
      <style:text-properties style:text-position="super 58%" fo:font-style="normal" officeooo:rsid="03d2ea12" style:font-style-asian="normal" style:font-style-complex="normal"/>
    </style:style>
    <style:style style:name="T169" style:family="text">
      <style:text-properties style:text-position="super 58%" fo:font-style="normal" officeooo:rsid="03d44ed3" style:font-style-asian="normal" style:font-style-complex="normal"/>
    </style:style>
    <style:style style:name="T170" style:family="text">
      <style:text-properties style:text-position="super 58%" fo:font-style="normal" officeooo:rsid="03d4cf46" style:font-style-asian="normal" style:font-style-complex="normal"/>
    </style:style>
    <style:style style:name="T171" style:family="text">
      <style:text-properties style:text-position="super 58%" fo:font-style="normal" officeooo:rsid="03d74ba2" style:font-style-asian="normal" style:font-style-complex="normal"/>
    </style:style>
    <style:style style:name="T172" style:family="text">
      <style:text-properties style:text-position="super 58%" fo:font-style="normal" officeooo:rsid="03d7c79b" style:font-style-asian="normal" style:font-style-complex="normal"/>
    </style:style>
    <style:style style:name="T173" style:family="text">
      <style:text-properties style:text-position="super 58%" fo:font-style="normal" officeooo:rsid="03db2b19" style:font-style-asian="normal" style:font-style-complex="normal"/>
    </style:style>
    <style:style style:name="T174" style:family="text">
      <style:text-properties style:text-position="0% 100%" style:text-underline-style="none"/>
    </style:style>
    <style:style style:name="T175" style:family="text">
      <style:text-properties style:text-position="0% 100%" officeooo:rsid="037961ff"/>
    </style:style>
    <style:style style:name="T176" style:family="text">
      <style:text-properties style:text-position="0% 100%" officeooo:rsid="03808574"/>
    </style:style>
    <style:style style:name="T177" style:family="text">
      <style:text-properties style:text-position="0% 100%" officeooo:rsid="038261f8"/>
    </style:style>
    <style:style style:name="T178" style:family="text">
      <style:text-properties style:text-position="0% 100%" officeooo:rsid="0383bf7b"/>
    </style:style>
    <style:style style:name="T179" style:family="text">
      <style:text-properties style:text-position="0% 100%" officeooo:rsid="0385d30f"/>
    </style:style>
    <style:style style:name="T180" style:family="text">
      <style:text-properties style:text-position="0% 100%" officeooo:rsid="0385f81c"/>
    </style:style>
    <style:style style:name="T181" style:family="text">
      <style:text-properties officeooo:rsid="0352612a"/>
    </style:style>
    <style:style style:name="T182" style:family="text">
      <style:text-properties officeooo:rsid="0352ef6a"/>
    </style:style>
    <style:style style:name="T183" style:family="text">
      <style:text-properties officeooo:rsid="035465f0"/>
    </style:style>
    <style:style style:name="T184" style:family="text">
      <style:text-properties officeooo:rsid="0356c528"/>
    </style:style>
    <style:style style:name="T185" style:family="text">
      <style:text-properties officeooo:rsid="0357d75b"/>
    </style:style>
    <style:style style:name="T186" style:family="text">
      <style:text-properties officeooo:rsid="035a7ace"/>
    </style:style>
    <style:style style:name="T187" style:family="text">
      <style:text-properties officeooo:rsid="035dd40d"/>
    </style:style>
    <style:style style:name="T188" style:family="text">
      <style:text-properties officeooo:rsid="036009f4"/>
    </style:style>
    <style:style style:name="T189" style:family="text">
      <style:text-properties officeooo:rsid="036328f5"/>
    </style:style>
    <style:style style:name="T190" style:family="text">
      <style:text-properties officeooo:rsid="0364c05e"/>
    </style:style>
    <style:style style:name="T191" style:family="text">
      <style:text-properties officeooo:rsid="03687d4c"/>
    </style:style>
    <style:style style:name="T192" style:family="text">
      <style:text-properties officeooo:rsid="0368ab92"/>
    </style:style>
    <style:style style:name="T193" style:family="text">
      <style:text-properties officeooo:rsid="036d1016"/>
    </style:style>
    <style:style style:name="T194" style:family="text">
      <style:text-properties officeooo:rsid="036f1120"/>
    </style:style>
    <style:style style:name="T195" style:family="text">
      <style:text-properties officeooo:rsid="036f1f6c"/>
    </style:style>
    <style:style style:name="T196" style:family="text">
      <style:text-properties officeooo:rsid="0370197a"/>
    </style:style>
    <style:style style:name="T197" style:family="text">
      <style:text-properties officeooo:rsid="0370699f"/>
    </style:style>
    <style:style style:name="T198" style:family="text">
      <style:text-properties officeooo:rsid="0370ecb4"/>
    </style:style>
    <style:style style:name="T199" style:family="text">
      <style:text-properties officeooo:rsid="0372e758"/>
    </style:style>
    <style:style style:name="T200" style:family="text">
      <style:text-properties officeooo:rsid="0373816d"/>
    </style:style>
    <style:style style:name="T201" style:family="text">
      <style:text-properties officeooo:rsid="0374b637"/>
    </style:style>
    <style:style style:name="T202" style:family="text">
      <style:text-properties officeooo:rsid="0375b407"/>
    </style:style>
    <style:style style:name="T203" style:family="text">
      <style:text-properties officeooo:rsid="037810de"/>
    </style:style>
    <style:style style:name="T204" style:family="text">
      <style:text-properties officeooo:rsid="037961ff"/>
    </style:style>
    <style:style style:name="T205" style:family="text">
      <style:text-properties officeooo:rsid="037a0fba"/>
    </style:style>
    <style:style style:name="T206" style:family="text">
      <style:text-properties officeooo:rsid="037b1208"/>
    </style:style>
    <style:style style:name="T207" style:family="text">
      <style:text-properties officeooo:rsid="037c7c8e"/>
    </style:style>
    <style:style style:name="T208" style:family="text">
      <style:text-properties officeooo:rsid="037e2347"/>
    </style:style>
    <style:style style:name="T209" style:family="text">
      <style:text-properties officeooo:rsid="03808574"/>
    </style:style>
    <style:style style:name="T210" style:family="text">
      <style:text-properties officeooo:rsid="038261f8"/>
    </style:style>
    <style:style style:name="T211" style:family="text">
      <style:text-properties officeooo:rsid="0388294c"/>
    </style:style>
    <style:style style:name="T212" style:family="text">
      <style:text-properties officeooo:rsid="0389d64a"/>
    </style:style>
    <style:style style:name="T213" style:family="text">
      <style:text-properties officeooo:rsid="038b2170"/>
    </style:style>
    <style:style style:name="T214" style:family="text">
      <style:text-properties officeooo:rsid="038b4809"/>
    </style:style>
    <style:style style:name="T215" style:family="text">
      <style:text-properties officeooo:rsid="038cece4"/>
    </style:style>
    <style:style style:name="T216" style:family="text">
      <style:text-properties officeooo:rsid="038e1929"/>
    </style:style>
    <style:style style:name="T217" style:family="text">
      <style:text-properties officeooo:rsid="038fccea"/>
    </style:style>
    <style:style style:name="T218" style:family="text">
      <style:text-properties officeooo:rsid="0390aa28"/>
    </style:style>
    <style:style style:name="T219" style:family="text">
      <style:text-properties officeooo:rsid="0391c35d"/>
    </style:style>
    <style:style style:name="T220" style:family="text">
      <style:text-properties officeooo:rsid="039304e7"/>
    </style:style>
    <style:style style:name="T221" style:family="text">
      <style:text-properties officeooo:rsid="0395599d"/>
    </style:style>
    <style:style style:name="T222" style:family="text">
      <style:text-properties officeooo:rsid="0396faa4"/>
    </style:style>
    <style:style style:name="T223" style:family="text">
      <style:text-properties officeooo:rsid="0397f7ad"/>
    </style:style>
    <style:style style:name="T224" style:family="text">
      <style:text-properties officeooo:rsid="039893aa"/>
    </style:style>
    <style:style style:name="T225" style:family="text">
      <style:text-properties officeooo:rsid="0398ee19"/>
    </style:style>
    <style:style style:name="T226" style:family="text">
      <style:text-properties officeooo:rsid="039ae659"/>
    </style:style>
    <style:style style:name="T227" style:family="text">
      <style:text-properties officeooo:rsid="039c9f5f"/>
    </style:style>
    <style:style style:name="T228" style:family="text">
      <style:text-properties officeooo:rsid="039fefd0"/>
    </style:style>
    <style:style style:name="T229" style:family="text">
      <style:text-properties officeooo:rsid="03a05742"/>
    </style:style>
    <style:style style:name="T230" style:family="text">
      <style:text-properties officeooo:rsid="03a29263"/>
    </style:style>
    <style:style style:name="T231" style:family="text">
      <style:text-properties officeooo:rsid="03a490c5"/>
    </style:style>
    <style:style style:name="T232" style:family="text">
      <style:text-properties officeooo:rsid="03a6858c"/>
    </style:style>
    <style:style style:name="T233" style:family="text">
      <style:text-properties officeooo:rsid="03a874ef"/>
    </style:style>
    <style:style style:name="T234" style:family="text">
      <style:text-properties officeooo:rsid="03d4cf4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83"><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4">X.XVII</text:p>
      <text:p text:style-name="P82"><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82"><text:span text:style-name="T3"/></text:p>
      <text:p text:style-name="P4">X.XVIII</text:p>
      <text:p text:style-name="P82"><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82"><text:span text:style-name="T3"/></text:p>
      <text:p text:style-name="P4">X.XIX</text:p>
      <text:p text:style-name="P82"><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82"><text:span text:style-name="T3"/></text:p>
      <text:p text:style-name="P4">X.XX</text:p>
      <text:p text:style-name="P82"><text:span text:style-name="T3"/></text:p>
      <text:p text:style-name="P82"><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82"><text:span text:style-name="T3"/></text:p>
      <text:p text:style-name="P4">X.XXI</text:p>
      <text:p text:style-name="P82"><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82"><text:span text:style-name="T3"/></text:p>
      <text:p text:style-name="P5">. . .</text:p>
      <text:p text:style-name="P82"><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82"><text:span text:style-name="T3"/></text:p>
      <text:p text:style-name="P82"><text:span text:style-name="T3"/></text:p>
      <text:p text:style-name="P82"><text:span text:style-name="T3"/></text:p>
      <text:p text:style-name="P82"><text:span text:style-name="T3"/></text:p>
      <text:p text:style-name="P82"><text:soft-page-break/><text:span text:style-name="T3">X.XXII</text:span></text:p>
      <text:p text:style-name="P82"><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82"><text:span text:style-name="T3"/></text:p>
      <text:p text:style-name="P5">. . .</text:p>
      <text:p text:style-name="P82"><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82"><text:span text:style-name="T3">. . .</text:span><text:span text:style-name="T4">I finished Outbreak, started a Libre Office file for this journal, pasted my recent entries from Google Keep, 7:52.</text:span></text:p>
      <text:p text:style-name="P82"><text:span text:style-name="T4"/></text:p>
      <text:p text:style-name="P6">X.XXIII</text:p>
      <text:p text:style-name="P82"><text:span text:style-name="T4"/></text:p>
      <text:p text:style-name="P82"><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82"><text:span text:style-name="T4"/></text:p>
      <text:p text:style-name="P7">. . .</text:p>
      <text:p text:style-name="P82"><text:span text:style-name="T4"/></text:p>
      <text:p text:style-name="P82"><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82"><text:span text:style-name="T4"/></text:p>
      <text:p text:style-name="P82"><text:span text:style-name="T4"/></text:p>
      <text:p text:style-name="P82"><text:span text:style-name="T4"/></text:p>
      <text:p text:style-name="P82"><text:soft-page-break/><text:span text:style-name="T4">X.XXIV</text:span></text:p>
      <text:p text:style-name="P82"><text:span text:style-name="T4"/></text:p>
      <text:p text:style-name="P82"><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82"><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82"><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82"><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5">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9">ten</text:span>, ate vitamins, and, as Hannah formulated plans to work on her laptop/drink coffee, I decided I would drive home to get out of her way. We kissed passionately <text:span text:style-name="T29">as</text:span> she pushed me out the door. Kathryn hollered “Intruder!” at me and I corrected her, telling her I was an <text:span text:style-name="T19">ex</text:span>truder. I got in the car, drove home, took off my shoes and wrote at the Hog, 10:20.</text:p>
      <text:p text:style-name="P25">. . .<text:span text:style-name="T26">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6">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85"><text:span text:style-name="T28">The trio plays through </text:span>Sofia, Odetta, <text:span text:style-name="T27">Back to the Sun, Wolf House </text:span><text:span text:style-name="T28">and</text:span><text:span text:style-name="T27"> </text:span><text:span text:style-name="T28">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31">found</text:span> Telestrations. After Hannah carefully read the rules, we played three very fun rounds.</text:p>
      <text:p text:style-name="P27"><text:s text:c="3"/>We took a lap around the AtHome building, looking for potable water, ended up practically where we <text:span text:style-name="T31">had</text:span> started, grabbed a couple cases of Sofia, put them in the car, unloaded our wet laundry, drove to my house. Hannah used the restroom while I gathered my things. I started <text:span text:style-name="T31">drying my</text:span> laundry, chatted with Tony &amp; Maria about being quiet, Linux, art, processes, <text:span text:style-name="T31">walking, </text:span>weak bonds.</text:p>
      <text:p text:style-name="P27"><text:s text:c="3"/>I walked to Odd’s, ordered a latte, sat in the shade on the back deck, walked home, put on the latest batch of Ever-Expanding trio jams, wrote until 2:23. . .<text:span text:style-name="T30">I </text:span><text:span text:style-name="T31">listened</text:span><text:span text:style-name="T30"> again, folded and put away my laundry, took my drums to the car, ate my tacos and wrote, 3:27.</text:span></text:p>
      <text:p text:style-name="P27"/>
      <text:p text:style-name="P28">. . .</text:p>
      <text:p text:style-name="P28"/>
      <text:p text:style-name="P29">I packed my bag with boots, <text:span text:style-name="T31">dress</text:span> shirt, <text:span text:style-name="T31">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31">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3">floor</text:span>.</text:p>
      <text:p text:style-name="P29"><text:s text:c="3"/>I loaded drums into Hannah’s house and set them up while she focused on laundry, eating sour worms all the while. I said goodbye, drove to WCK, then home. I ate, sat at the Hog and wrote, 2:38. . .<text:span text:style-name="T32">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3">ed</text:span> why I hadn’t even recognized him on the way to Devin’s house.</text:p>
      <text:p text:style-name="P31"><text:soft-page-break/><text:s text:c="3"/>We drove Melissa home and then talked about how weird <text:span text:style-name="T38">rehearsal</text:span> <text:span text:style-name="T38">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8">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4">I stood around Org in an LBRS group for ages, eventually went and ran a very long and funny run with my old pal Calal. I ported to Moonglade and got on the FP to Org, 2:02. . .</text:span><text:span text:style-name="T35">I laid in bed, realized I might finally have motivation to do some creative writing, did a section about getting my laptop stolen, moving to Hill Hall and meeting Matt Martin, went to UJ, ordered a burger.</text:span></text:p>
      <text:p text:style-name="P32"><text:s text:c="3"/><text:span text:style-name="T35">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6">I wrote about seeing The Porches, laid in bed, got a visit from Hannah, cuddled, let her read what I had written and got the most amazing encouragement. I kissed her goodnight and sat at the computer, 11:31. . .</text:span><text:span text:style-name="T37">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9">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41">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40">I looked at my phone for a while, got up, wrote at the computer and received a text from Hannah. The first part was a picture of her Artist’s Way Every Day book that said:</text:span></text:p>
      <text:p text:style-name="P39"><text:s text:c="3"/>“<text:span text:style-name="T40">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40">She followed up saying, “Good morning. Hope you got good rest and are having a good day so far [heart emoji] Glad I got to snuggle you last night!”</text:span></text:p>
      <text:p text:style-name="P39"><text:s text:c="3"/><text:span text:style-name="T40">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2">I went downstairs, made a cup of coffee, came back up ate some grapes in bed, looked at my phone, printed a page from my journal, 11:08.</text:span></text:p>
      <text:p text:style-name="P39"><text:soft-page-break/>. . .<text:span text:style-name="T43">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43">We sat on the porch and talked to Tommy about Trump, then a bit about our lives after he left. I wrote </text:span><text:span text:style-name="T45">some</text:span><text:span text:style-name="T43">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44">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49">t</text:span> the friend<text:span text:style-name="T49">s</text:span> text a Facebook link to an Instagram reel, the outside bones <text:span text:style-name="T49">video</text:span>. I don’t know if she knows we already quote that <text:span text:style-name="T49">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9">d</text:span>rank my coffee and wrote, going to the mailbox when the mailman came by in hopes of receiving my Musicares check, 10:26. . .<text:span text:style-name="T46">I laid in bed looking at my phone until 12:21.</text:span></text:p>
      <text:p text:style-name="P44">. . .<text:span text:style-name="T47">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9">Hannah</text:span><text:span text:style-name="T47"> some emergency coffee and hop waters, drove to her house.</text:span></text:p>
      <text:p text:style-name="P44"><text:s text:c="3"/><text:span text:style-name="T47">I said hello to the cats, laid on the couch, wrote about my COVID Carrier routine to moving out of Cait’s, packed up my drums, drove to Meyers, wrote at the Hog, 3:59. . .</text:span><text:span text:style-name="T48">I walked up to Odd’s, ordered a latte, sat on the porch, detailed from </text:span><text:soft-page-break/><text:span text:style-name="T48">moving into Eric’s to telling Hannah it seemed like we like each other. I walked by the Brew Pump, said hey to Trey, talked about how neither of us miss the Foundry Hotel and its games, said </text:span><text:span text:style-name="T112">wassup</text:span><text:span text:style-name="T48">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112">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112">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112">Feescake Chacktory</text:span> was way too busy, so we went to the food court, ate some salty Asian <text:span text:style-name="T112">cuisine</text:span>, got chair massages, drove to Walgreens looking for epso<text:span text:style-name="T112">m</text:span> salts and a tub stopper. We got vitamins, drove to Publix, bought a bath mat, chocolate, Nerds gummy clusters, went to the hotel.</text:p>
      <text:p text:style-name="P45"><text:s text:c="3"/>They had tub stoppers in the lobby. <text:span text:style-name="T112">Hannah</text:span> took a bath first while I scrolled on Insty, and then <text:span text:style-name="T50">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182">again</text:span>, laid in bed some more, <text:span text:style-name="T113">d</text:span>9:46<text:note text:id="ftn2" text:note-class="footnote"><text:note-citation>2</text:note-citation><text:note-body><text:p text:style-name="P86">Ross is <text:span text:style-name="T111">trying</text:span> a system where, instead of explaining <text:span text:style-name="T19">where</text:span><text:span text:style-name="T51"> he has written in his journal, </text:span><text:span text:style-name="T52">he indicates with </text:span><text:span text:style-name="T51">a letter preceding the time: </text:span><text:span text:style-name="T54">d</text:span><text:span text:style-name="T53"> for the </text:span><text:span text:style-name="T54">desktop</text:span><text:span text:style-name="T53">,</text:span><text:span text:style-name="T51"> p for phone, </text:span><text:span text:style-name="T54">l</text:span><text:span text:style-name="T51"> for </text:span><text:span text:style-name="T54">laptop</text:span><text:span text:style-name="T51">, j for journal, </text:span><text:span text:style-name="T54">p for scrap paper</text:span><text:span text:style-name="T51">.</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182">and we both had</text:span> Coke<text:span text:style-name="T182">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114">I finished my coffee, took multiple naps, opened a hop water, logged into WoW for a while, joined a group for DM West that never got off the ground, logged off, d8:00.</text:span></text:p>
      <text:p text:style-name="P49"><text:s text:c="3"/><text:span text:style-name="T115">I wrote in LHS detailing from the first time Hannah rejected me up until today, briefly mentioning joining the Ever-Expanding, then typed all that up, </text:span><text:span text:style-name="T116">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182">o</text:span>me plums, two hop waters, a banana, drove down. She had told Melissa she was no longer on the Eulogy gig and Meliss was very upset <text:span text:style-name="T182">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117">I hopped in the car and was surprised that the low tire light had not gone off, drove straight to the shed. I was four minutes </text:span><text:soft-page-break/><text:span text:style-name="T117">early, but </text:span><text:span text:style-name="T182">Steve</text:span><text:span text:style-name="T117">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181">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183">space</text:span> for me. Hannah said, “<text:span text:style-name="T183">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183">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185">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185">p</text:span>acked my bag full of snacks and wrote, d1043.</text:p>
      <text:p text:style-name="P54"/>
      <text:p text:style-name="P55">. . .</text:p>
      <text:p text:style-name="P54"/>
      <text:p text:style-name="P56">I drove to the shed and was the first one there, went inside, talked with Scott about h<text:span text:style-name="T185">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184">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186">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187">I tidied my room, laid in bed for a while, eventually decided to leave the house, drove to Vermont, parked, walked in the back door of Odd’s, ordered an Americano.</text:span></text:p>
      <text:p text:style-name="P58"><text:s text:c="3"/><text:span text:style-name="T187">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187">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194">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194">f</text:span>f my grapes, wrote, <text:span text:style-name="T174">d1229</text:span>. . .<text:span text:style-name="T188">I walked to Aldi while listening to the album, bought </text:span><text:span text:style-name="T194">more </text:span><text:span text:style-name="T188">grapes, bananas, plums, CheezIts, walked to UJ, ate a chicken sandwich w/ tots/Coke, talked with Wes, walked home, put away my groceries, continued listening, d223, </text:span><text:span text:style-name="T189">cleaned my tub, shaved into mustache mode, d250.</text:span></text:p>
      <text:p text:style-name="P60">. . .<text:span text:style-name="T190">I took a bath!, the first in my own tub in two months, listened to two songs Hannah had sent to cover, </text:span><text:span text:style-name="T20">Hard Times</text:span><text:span text:style-name="T190"> and </text:span><text:span text:style-name="T20">When It Don’t Come Easy</text:span><text:span text:style-name="T190">,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194">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192">looked at my phone, </text:span>got undressed, took a bath, <text:span text:style-name="T191">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193">I walked slowly to Odd’s, but they were too busy, so I went </text:span><text:soft-page-break/><text:span text:style-name="T193">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194">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194">I checked on the Anniversary servers, but they wouldn’t be up til </text:span><text:soft-page-break/><text:span text:style-name="T194">5PM, so I ate grapes, plums, bananas, CheezIts, scrolled on my phone, </text:span><text:span text:style-name="T195">listened to </text:span><text:span text:style-name="T21">Hard </text:span><text:span text:style-name="T22">T</text:span><text:span text:style-name="T21">imes</text:span><text:span text:style-name="T195"> and made a post to my Story </text:span><text:span text:style-name="T210">(a screenshot about how good our memos sounded</text:span><text:span text:style-name="T195">,</text:span><text:span text:style-name="T210">)</text:span><text:span text:style-name="T195">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210">paper </text:span>cup and drove home; I was blocking Hannah and she had a 10:00 massage. I started gathering laundry, stripping my bed, putting my shoes away, d1020.</text:p>
      <text:p text:style-name="P68">. . .<text:span text:style-name="T196">I made a shaman on the Anniversary server, started laundry, made my bed, went out to the car for my bag, ate from it some grapes, a plum, the CheezIts, put the drinks away. Tony moved the espresso machine upstairs and so I made a coffee. . .</text:span><text:span text:style-name="T197">I made a priest, did the first couple quests, d121. . .</text:span><text:span text:style-name="T198">I retrieved my clothes, made another coffee, did a Shamaka quest.</text:span></text:p>
      <text:p text:style-name="P68">. . .<text:span text:style-name="T199">I played some priest, played some shaman, started a rogue, d543. . .</text:span><text:span text:style-name="T200">I ordered some pizza, played some priest, played some shaman, d737. . .</text:span><text:span text:style-name="T201">I took a bath, ran to Brill on the priest, logged, looked at Instagram, got the Coke out of the fridge, had another slice, d905. . .</text:span><text:span text:style-name="T202">I did a quest on the </text:span><text:soft-page-break/><text:span text:style-name="T202">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203">did a couple shaman quests, d1045, </text:span><text:span text:style-name="T204">laid in bed, texted with Hannah, brushed my teeth, made a third coffee, </text:span><text:span text:style-name="T175">d1154</text:span><text:span text:style-name="T204">.</text:span></text:p>
      <text:p text:style-name="P69">. . .<text:span text:style-name="T205">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206">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210">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207"><text:s text:c="3"/>I had a strange urge to take my boots off on the porch; Nina was out there with a letter. Apparently Tony had invited her over for dinner and she wanted me to tell him she respectfully declined. </text:span></text:p>
      <text:p text:style-name="P72">. . .<text:span text:style-name="T208">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211">ed</text:span> some water for my coffee cup, made a coffee, looked at my phone, made a plan to get lunch with Hannah, started heating up more water, <text:span text:style-name="T209">wrote</text:span><text:span text:style-name="T119">d1103</text:span><text:span text:style-name="T176">, </text:span><text:span text:style-name="T177">made edits</text:span><text:span text:style-name="T120">d1115</text:span><text:span text:style-name="T177">. . .</text:span><text:span text:style-name="T178">I walked to the Family Dollar, got a small cup of coffee from Deep Time, sat on the wall of the church and waited for Hannah.</text:span></text:p>
      <text:p text:style-name="P74"><text:span text:style-name="T178"><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121">d228</text:span><text:span text:style-name="T178">.</text:span></text:p>
      <text:p text:style-name="P74"><text:span text:style-name="T178">. . .</text:span><text:span text:style-name="T179">I quested around Mulgore on the Shaman, walked to Odd’s, ordered a latte, pasted several pages, walked home</text:span><text:span text:style-name="T122">d436</text:span><text:span text:style-name="T179">, </text:span><text:span text:style-name="T180">finished all my Mulgore quests, ran to Crossroads. The first chat I saw upon entering The Barrens was about how Chuck Norris clogs the toilet when he pees. I set my hearth, logged, took a bath</text:span><text:span text:style-name="T123">d617</text:span></text:p>
      <text:p text:style-name="P74"><text:span text:style-name="T123"/></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118">d136</text:span>, <text:span text:style-name="T211">pooped, logged into my druid but still had a day on my mooncloth cooldown</text:span><text:span text:style-name="T124">d154</text:span><text:span text:style-name="T211">.</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87"><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215">so</text:span> I asked if she wanted to come over, hang out, eventually get BBQ. She said she needed time to write and put laundry away, asked if I could bring BBQ to <text:span text:style-name="T19">her</text:span>. I said okie doke, drove to Rite Rite, <text:span text:style-name="T215">which</text:span> <text:span text:style-name="T215">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215">o</text:span>n the bed, <text:span text:style-name="T215">thus</text:span> deactivat<text:span text:style-name="T215">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118">d1114</text:span> </text:p>
      <text:p text:style-name="P81"><text:s text:c="3"/><text:span text:style-name="T212">I flossed, started laying items out on the living room table, checked out </text:span><text:span text:style-name="T23">Jefferson for Jane</text:span><text:span text:style-name="T212">, sent Kevin some clips, made a cup of coffee, </text:span><text:span text:style-name="T213">proofread, pasted, printed journal entries, </text:span><text:span text:style-name="T212">logged into Kamaka, wished Loot the Dog a happy Thanksgiving, ported to Moonglade and made a piece of mooncloth.</text:span><text:span text:style-name="T125">d1157</text:span><text:span text:style-name="T212"> </text:span><text:span text:style-name="T214">I listened to </text:span><text:span text:style-name="T24">Colorful Christmas</text:span><text:span text:style-name="T214"> on Spotify and packed my bags for Columbia.</text:span><text:span text:style-name="T126">d1212</text:span><text:span text:style-name="T214"> </text:span></text:p>
      <text:p text:style-name="P81"/>
      <text:p text:style-name="P89">/ / /</text:p>
      <text:p text:style-name="P90"/>
      <text:p text:style-name="P90"/>
      <text:p text:style-name="P90"/>
      <text:p text:style-name="P91">I laid on the floor bed and lightly napped until I had a text from Julia that said <text:span text:style-name="T19">Azul?</text:span> I stood up, walked out, played a game against her &amp; Dan, started another w/ Sarah <text:span text:style-name="T216">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216">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216">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118">k532</text:span>.</text:p>
      <text:p text:style-name="P81"/>
      <text:p text:style-name="P89">. . .</text:p>
      <text:p text:style-name="P81"><text:soft-page-break/></text:p>
      <text:p text:style-name="P93">I walked past the standstill traffic to Ingles, found GF noodles, HNG beef, green grapes, decided I wasn’t sure what sauce to get, texted Hannah, sat at the deli tables awaiting her response, researching Jack Antonoff after hearing <text:span text:style-name="T19">fun. </text:span><text:span text:style-name="T225">c</text:span>overing <text:span text:style-name="T19">Sleigh Ride</text:span> over the speakers. I grabbed Prego chunky garlic &amp; herbs, walked to her house, made spaghetti.</text:p>
      <text:p text:style-name="P93"><text:s text:c="3"/>We watched <text:span text:style-name="T19">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19">Pink Pony Club</text:span>. We cuddled in bed for a moment, and then she went to the guest room.</text:p>
      <text:p text:style-name="P93"/>
      <text:p text:style-name="P93">XII.III</text:p>
      <text:p text:style-name="P93"/>
      <text:p text:style-name="P93">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118">d1051</text:span></text:p>
      <text:p text:style-name="P93"><text:s text:c="3"/><text:span text:style-name="T217">I turned in a quest, </text:span><text:span text:style-name="T218">hit level 14</text:span><text:span text:style-name="T217">, went to Org, trained, ran RFC, turned in quests in UC/TB, went back to Crossroads, pooped.</text:span><text:span text:style-name="T127">d1252 </text:span><text:span text:style-name="T219">I took a</text:span><text:span text:style-name="T220">n amazing</text:span><text:span text:style-name="T219"> bath, </text:span><text:span text:style-name="T220">turned on the kettle</text:span><text:span text:style-name="T219"> and got some grapes out of the fridge.</text:span><text:span text:style-name="T128">d151</text:span><text:span text:style-name="T219"> </text:span><text:span text:style-name="T221">I killed some bristlebacks, ate my leftover spaghetti, finished my coffee and looked at Instagram,</text:span><text:span text:style-name="T129">d303 </text:span><text:span text:style-name="T222">killed a couple more bristlebacks and their leader, hearthed to Crossroads.</text:span><text:span text:style-name="T130">d325</text:span><text:span text:style-name="T222"> </text:span></text:p>
      <text:p text:style-name="P93"><text:s text:c="3"/><text:span text:style-name="T223">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223">Space Blobsolescence. Hannah had given me a giant bag of popcorn. I said my goodbyes, drove home while talking </text:span><text:span text:style-name="T231">on the phone</text:span><text:span text:style-name="T223">, went inside, ate a mandarin,</text:span><text:span text:style-name="T131">d1030</text:span><text:span text:style-name="T223"> </text:span><text:span text:style-name="T224">did quests around the Barrens,</text:span><text:span text:style-name="T132">d101</text:span><text:span text:style-name="T224"> </text:span><text:span text:style-name="T226">scrolled on Youtube.</text:span><text:span text:style-name="T133">d118</text:span></text:p>
      <text:p text:style-name="P93"><text:span text:style-name="T133"/></text:p>
      <text:p text:style-name="P94">XII.IV</text:p>
      <text:p text:style-name="P94"/>
      <text:p text:style-name="P94">I woke around 9:45, very warm and dry, <text:span text:style-name="T231">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118">d1033</text:span> </text:p>
      <text:p text:style-name="P94"><text:s text:c="3"/><text:span text:style-name="T227">I killed harpies, dying once, hearthed, had a text from my mom: </text:span></text:p>
      <text:p text:style-name="P94"><text:s text:c="3"/>“<text:span text:style-name="T19">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95">Luv you<text:span text:style-name="T51">”</text:span></text:p>
      <text:p text:style-name="P95"><text:span text:style-name="T51"><text:s text:c="3"/></text:span><text:span text:style-name="T55">I felt stressed, finished my coffee in bed, looked at my phone, told her I’d be free on the 18</text:span><text:span text:style-name="T135">th</text:span><text:span text:style-name="T55"> and 19</text:span><text:span text:style-name="T135">th</text:span><text:span text:style-name="T55">. I remembered there are no problems for the true Self, pasted a page into my journal,</text:span><text:span text:style-name="T135">d1221</text:span><text:span text:style-name="T55"> </text:span><text:span text:style-name="T56">did a couple quests around the Sludge Fen, hearthed to XR and flew to Org.</text:span><text:span text:style-name="T136">d111</text:span><text:span text:style-name="T56"> </text:span><text:span text:style-name="T57">I took a bath, turned in a quest, did some leatherworking,</text:span><text:span text:style-name="T137">d144</text:span><text:span text:style-name="T57"> </text:span><text:span text:style-name="T58">laid in bed and attempted to ease my mind by texting the Ponies:</text:span></text:p>
      <text:p text:style-name="P96"><text:span text:style-name="T58"><text:s text:c="3"/>“</text:span><text:span text:style-name="T228">Afternoon, friends — preemptively seeking knowledge regarding the whereabouts of Tina's keys so as to ensure smooth execution of the plan to drive her car from Middlemont to the airport, commencing at approximately 8PM. Good vibes to you all [okay </text:span><text:span text:style-name="T229">fingers</text:span><text:span text:style-name="T228">]</text:span><text:span text:style-name="T58">”</text:span><text:span text:style-name="T138">d208</text:span></text:p>
      <text:p text:style-name="P96"><text:span text:style-name="T138"><text:s text:c="3"/></text:span><text:span text:style-name="T59">I started getting dressed, logged in and hearthed to Crossroads </text:span><text:span text:style-name="T60">and heard from Ryan that the keys are </text:span><text:soft-page-break/><text:span text:style-name="T60">in the mailbox</text:span><text:span text:style-name="T59">.</text:span><text:span text:style-name="T139">d219</text:span><text:span text:style-name="T59"> </text:span><text:span text:style-name="T61">I walked to the market, bought an Italian Job, ate it on the steps outside of Character Study, went to Aldi, bought green grapes, plums, bananas, CheezIts, ran into </text:span><text:span text:style-name="T66">Harold</text:span><text:span text:style-name="T61"> on my way to Odd’s, where I ordered a free latte. </text:span><text:span text:style-name="T66">An old friend</text:span><text:span text:style-name="T61"> had messaged me asking how I was doing, so I said:</text:span></text:p>
      <text:p text:style-name="P96"><text:span text:style-name="T61"><text:s text:c="3"/>“</text:span><text:span text:style-name="T230">I’m gooood, just playing music and world of warcraft and reading and writing and hanging with Hannah — bout to make a bunch of journals to sell at Scott’s new shop in Atomic and currently getting an afternoon latte. How are you?</text:span></text:p>
      <text:p text:style-name="P96"><text:span text:style-name="T230"><text:s text:c="3"/>Mr. Picnic is here giving me weird vibes as usual</text:span><text:span text:style-name="T61">”</text:span></text:p>
      <text:p text:style-name="P97"><text:span text:style-name="T61"><text:s text:c="3"/>I walked home and put away my groceries,</text:span><text:span text:style-name="T140">d350</text:span><text:span text:style-name="T61"> </text:span><text:span text:style-name="T62">killed some raptors/harpies, hearthed to XR, flew to Ratchet, turned in a quest, did some banking, took a poop.</text:span><text:span text:style-name="T141">d450</text:span><text:span text:style-name="T62"> </text:span><text:span text:style-name="T63">I texted Hannah my plan and made a coffee: </text:span></text:p>
      <text:p text:style-name="P97"><text:span text:style-name="T63"><text:s text:c="3"/>“</text:span><text:span text:style-name="T232">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63">”</text:span><text:span text:style-name="T142">d512</text:span><text:span text:style-name="T63"> </text:span></text:p>
      <text:p text:style-name="P97"><text:span text:style-name="T63"><text:s text:c="3"/></text:span><text:span text:style-name="T64">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97"><text:span text:style-name="T64"><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233">Airport Chinese</text:span><text:span text:style-name="T64">, walked inside, put away my beer, sat at the computer.</text:span><text:span text:style-name="T143">d916</text:span><text:span text:style-name="T64"> </text:span></text:p>
      <text:p text:style-name="P97"><text:span text:style-name="T64"/></text:p>
      <text:p text:style-name="P97"><text:span text:style-name="T64"/></text:p>
      <text:p text:style-name="P97"><text:span text:style-name="T64"/></text:p>
      <text:p text:style-name="P98"><text:soft-page-break/><text:span text:style-name="T64">. . .</text:span></text:p>
      <text:p text:style-name="P97"><text:span text:style-name="T64"/></text:p>
      <text:p text:style-name="P97"><text:span text:style-name="T65">I did some pirate quests, hearthed to Crossroads, trained leatherworking, level-18 abilities, first aid. Hannah picked me up and we drove to her house, cuddled until she moved to the guest bed.</text:span></text:p>
      <text:p text:style-name="P99"><text:span text:style-name="T51"/></text:p>
      <text:p text:style-name="P99"><text:span text:style-name="T51">XII.V</text:span></text:p>
      <text:p text:style-name="P99"><text:span text:style-name="T51"/></text:p>
      <text:p text:style-name="P99"><text:span text:style-name="T51">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span></text:p>
      <text:p text:style-name="P99"><text:span text:style-name="T51"><text:s text:c="3"/>I was in the kind of state where I can’t make any decisions, and the whole chain of </text:span><text:span text:style-name="T70">actions</text:span><text:span text:style-name="T51"> lead</text:span><text:span text:style-name="T70">ing</text:span><text:span text:style-name="T51"> to a successful gig seem to warrant all my focus. She drove me home and I explained that as best as I could in front of my house. I hope she doesn’t worry.</text:span><text:span text:style-name="T134">d956</text:span><text:span text:style-name="T51"> </text:span></text:p>
      <text:p text:style-name="P99"><text:span text:style-name="T51"><text:s text:c="3"/></text:span><text:span text:style-name="T67">I tested the seeds at the stagnant oasis, hearthed, laid in bed, eventually took off my shoes, figured out what I want</text:span><text:span text:style-name="T70">ed</text:span><text:span text:style-name="T67"> to wear, queued up some Dominos, laid in bed some more, took a bath,</text:span><text:span text:style-name="T144">d1224</text:span><text:span text:style-name="T67"> </text:span><text:span text:style-name="T68">killed some turtles around the stagnant oasis, hearthed, flew to Thunder </text:span><text:span text:style-name="T70">B</text:span><text:span text:style-name="T68">luff, picked up a Wailing Caverns quest, did some leatherworking, cooking and banking, flew to Ratchet while starting to get into my show clothes.</text:span><text:span text:style-name="T145">d1256</text:span><text:span text:style-name="T68"> </text:span></text:p>
      <text:p text:style-name="P99"><text:span text:style-name="T68"><text:s text:c="3"/></text:span><text:span text:style-name="T69">I got dressed, laid in bed looking at my phone, ordered pizza, did the raptor feather quest, hearthed, flew to Camp T, turned in a quest and picked up a couple more, flew back to Crossroads.</text:span><text:span text:style-name="T146">d226</text:span><text:span text:style-name="T69"> </text:span></text:p>
      <text:p text:style-name="P99"><text:span text:style-name="T69"/></text:p>
      <text:p text:style-name="P100"><text:span text:style-name="T69">. . .</text:span></text:p>
      <text:p text:style-name="P99"><text:span text:style-name="T69"/></text:p>
      <text:p text:style-name="P101"><text:span text:style-name="T69">I </text:span><text:span text:style-name="T51">drove to the Patton Shell, </text:span><text:span text:style-name="T70">got</text:span><text:span text:style-name="T51"> air and $20 worth of gas, drove to White Horse Black Mountain. No one was there, so I sat in the car until Mary Ellen and Bob Hinkle pulled up. She let me in the building, </text:span><text:soft-page-break/><text:span text:style-name="T51">turned on some lights, told me not to smoke all the chips and left. Dulci arrived next. I was done setting up by the time Kev &amp; Alyse </text:span><text:span text:style-name="T73">showed</text:span><text:span text:style-name="T51">, sprawled out on a couch. Josh was pretty late and so our mediocre sound check was not finished until seven.</text:span></text:p>
      <text:p text:style-name="P101"><text:span text:style-name="T51"><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span></text:p>
      <text:p text:style-name="P101"><text:span text:style-name="T51"/></text:p>
      <text:p text:style-name="P101"><text:span text:style-name="T51">XII.VI</text:span></text:p>
      <text:p text:style-name="P101"><text:span text:style-name="T51"/></text:p>
      <text:p text:style-name="P101"><text:span text:style-name="T51">I woke at six thinking about Hannah and her head. An alarm started ringing in the basement at seven. I played Wordle (SHOVE</text:span><text:span text:style-name="T134">?</text:span><text:span text:style-name="T51"> in five,) got up at eight, heard from Hannah that her headache was gone, made a coffee and wrote.</text:span><text:span text:style-name="T134">d816</text:span></text:p>
      <text:p text:style-name="P101"><text:span text:style-name="T51"><text:s text:c="3"/></text:span><text:span text:style-name="T71">I laid in bed napping/rotting, eventually decided to farm my way to the Bolder Lode Mine, where I got a cats eye emerald on my first kill and buddied up with a hunter to get the manual pages/cover, then ported to Crossroads and flew to Ratchet.</text:span><text:span text:style-name="T147">d117</text:span></text:p>
      <text:p text:style-name="P101"><text:span text:style-name="T147"/></text:p>
      <text:p text:style-name="P102"><text:span text:style-name="T71">. . .</text:span></text:p>
      <text:p text:style-name="P101"><text:span text:style-name="T71"/></text:p>
      <text:p text:style-name="P103"><text:span text:style-name="T71">K</text:span><text:span text:style-name="T51">evin picked me up at 3:35 and we drove to White Horse. He didn’t think he could get his car close enough to mine to use the cables, so we pushed </text:span><text:span text:style-name="T73">the Mini</text:span><text:span text:style-name="T51"> down a slight hill into the middle of the lot. We hooked up the cables and tried starting it a couple times, but no luck. Kevin did however retrieve his coat he had left in the green room.</text:span></text:p>
      <text:p text:style-name="P103"><text:span text:style-name="T51"><text:s text:c="3"/>I decided to wait five full minutes, and it seemed like it was charging, but it still </text:span><text:span text:style-name="T73">would</text:span><text:span text:style-name="T51">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51">left it in the middle of the lot and drove to Highland.</text:span></text:p>
      <text:p text:style-name="P103"><text:span text:style-name="T51"><text:s text:c="3"/>Kevin offered to buy me a dog, but I declined. I went inside, ordered an Athletic, talked to my mom on speakerphone, then Hannah. She invited me to hang out with her and her friend</text:span><text:span text:style-name="T51"><text:note text:id="ftn0" text:note-class="footnote"><text:note-citation>4</text:note-citation><text:note-body><text:p text:style-name="P88">Ross thinks her name might be Chelsea.</text:p></text:note-body></text:note></text:span><text:span text:style-name="T51"> at Character Study, so I ordered an uber and a hot dog with slaw, chili and a pickle spear.</text:span></text:p>
      <text:p text:style-name="P103"><text:span text:style-name="T51"><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73">again </text:span><text:span text:style-name="T51">and walked across the street to UJ.</text:span></text:p>
      <text:p text:style-name="P103"><text:span text:style-name="T51"><text:s text:c="3"/>We ordered burgers and watched a bit of The Last Jedi, then went down to her house and made love, after which she moved into the guest room.</text:span></text:p>
      <text:p text:style-name="P103"><text:span text:style-name="T51"/></text:p>
      <text:p text:style-name="P103"><text:span text:style-name="T51">XII.XII</text:span></text:p>
      <text:p text:style-name="P103"><text:span text:style-name="T51"/></text:p>
      <text:p text:style-name="P103"><text:span text:style-name="T51">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51"><text:note text:id="ftn4" text:note-class="footnote"><text:note-citation>5</text:note-citation><text:note-body><text:p text:style-name="P88">Hannah purchases three packs of strings, a guitar book and five picks.</text:p></text:note-body></text:note></text:span><text:span text:style-name="T51">.</text:span></text:p>
      <text:p text:style-name="P103"><text:span text:style-name="T51"><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51">were riding in the truck together. He backed it to the basement and we loaded thanks to his amazing </text:span><text:span text:style-name="T75">new </text:span><text:span text:style-name="T51">dolly, ate pizza upstairs, loaded a few more things. I announced I had to go meet Hannah, drove to her house.</text:span></text:p>
      <text:p text:style-name="P103"><text:span text:style-name="T51"><text:s text:c="3"/>She had just woken up and was getting ready. We </text:span><text:span text:style-name="T75">then</text:span><text:span text:style-name="T51"> drove to Bagatelle for a journal, but when I walked in, I realized </text:span><text:span text:style-name="T75">it</text:span><text:span text:style-name="T51"> was not the bookshop I </text:span><text:span text:style-name="T75">had been</text:span><text:span text:style-name="T51"> thinking of, and she correctly figured I meant Whist. I walked down there, found a journal, stood in line for ages, got back in the car, drove east.</text:span></text:p>
      <text:p text:style-name="P103"><text:span text:style-name="T51"><text:s text:c="3"/>We had decided against coffee but then changed our minds, went to the Ingles Starbucks on Tunnel Road, </text:span><text:span text:style-name="T72">ordered lattes, drove to Liz’s house, watched American Lampoon’s Christmas Vacation. I made journals while she signed up for health insurance. Then we ate ice cream and soup, me in that order and she the opposite.</text:span></text:p>
      <text:p text:style-name="P103"><text:span text:style-name="T72"><text:s text:c="3"/>We left after all the other girls, went to her house. I got immediately in bed while she went around and cleaned. We made love for a long while with an intermission of silliness, then cuddled. She eventually moved to the guest room.</text:span></text:p>
      <text:p text:style-name="P103"><text:span text:style-name="T72"/></text:p>
      <text:p text:style-name="P104"><text:span text:style-name="T51">XII.VIII</text:span></text:p>
      <text:p text:style-name="P104"><text:span text:style-name="T51"/></text:p>
      <text:p text:style-name="P104"><text:span text:style-name="T51">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span></text:p>
      <text:p text:style-name="P104"><text:span text:style-name="T51"><text:s text:c="3"/>I said, “Thank you——I mean: </text:span>duh<text:span text:style-name="T51">, what did you </text:span>think<text:span text:style-name="T51"> I was gonna do??” I walked up, ordered an Americano, </text:span><text:span text:style-name="T75">went</text:span><text:span text:style-name="T51"> home, sat at the computer and wrote.</text:span><text:span text:style-name="T134">d1017</text:span><text:span text:style-name="T51"> </text:span></text:p>
      <text:p text:style-name="P105"><text:span text:style-name="T51"><text:s text:c="3"/></text:span><text:span text:style-name="T74">I did Stolen Silver, </text:span><text:span text:style-name="T75">slayed</text:span><text:span text:style-name="T74"> beasts along my way to kill the raptor under the dead tree, went to Ratchet, turned in a quest, did some banking, flew to Camp T, killed some thunderlizards, found Chen’s empty keg, flew to Crossroads, then Ratchet, then back to Crossroads.</text:span><text:span text:style-name="T148">d1120 </text:span></text:p>
      <text:p text:style-name="P105"><text:soft-page-break/><text:span text:style-name="T148"><text:s text:c="3"/></text:span><text:span text:style-name="T76">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105"><text:span text:style-name="T76"><text:s text:c="3"/>We drove to Ingles. </text:span><text:span text:style-name="T82">I said goodbye,</text:span><text:span text:style-name="T76"> went </text:span><text:span text:style-name="T82">over </text:span><text:span text:style-name="T76">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105"><text:span text:style-name="T76"><text:s text:c="3"/>I walked back, said, “First of all, this latte is delicious. Secondly, they call the race Orcs, not Ogres.” I left again, walked home, put away my groceries.</text:span><text:span text:style-name="T149">d148</text:span><text:span text:style-name="T76"> </text:span><text:span text:style-name="T77">I ran to the north end of the Barrens to turn in a quest, heard from Scott that we’d be dickering </text:span><text:span text:style-name="T82">around</text:span><text:span text:style-name="T77"> at six, reported as much to Hannah; she called to make sure I was okay and asked if I wanted to come nap.</text:span><text:span text:style-name="T150">d201</text:span><text:span text:style-name="T77"> </text:span></text:p>
      <text:p text:style-name="P105"><text:span text:style-name="T77"/></text:p>
      <text:p text:style-name="P106"><text:span text:style-name="T77">. . .</text:span></text:p>
      <text:p text:style-name="P105"><text:span text:style-name="T77"/></text:p>
      <text:p text:style-name="P107"><text:span text:style-name="T77">I </text:span><text:span text:style-name="T51">walked to Botiwalla, ordered a desi salad with chicken tikka, went to Hannah’s, ate, cuddled, made love, cuddled, made coffee, caught a ride to the shed with Kev. We recorded organ/bass on some songs, then a bunch of percussion/bass.</text:span><text:span text:style-name="T134">d1241</text:span></text:p>
      <text:p text:style-name="P104"><text:span text:style-name="T78"/></text:p>
      <text:p text:style-name="P108"><text:span text:style-name="T51">XII.IX</text:span></text:p>
      <text:p text:style-name="P108"><text:span text:style-name="T51"/></text:p>
      <text:p text:style-name="P108"><text:span text:style-name="T51">I woke to a dreary but warm day, cleaned my room, made coffee,</text:span><text:span text:style-name="T134">d1051</text:span><text:span text:style-name="T51"> </text:span><text:span text:style-name="T79">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151">d1221</text:span><text:span text:style-name="T79"> </text:span></text:p>
      <text:p text:style-name="P108"><text:span text:style-name="T79"><text:s text:c="3"/></text:span><text:span text:style-name="T80">I </text:span><text:span text:style-name="T82">made a coffee, </text:span><text:span text:style-name="T80">killed Quillboar until I hit 20, flew to Thunderbluff, trained skills, flew to </text:span><text:soft-page-break/><text:span text:style-name="T80">Ashenvale, found the outrunners, ran back to the Barrens, finished Chen’s keg, grabbed some shaman water quest, logged off, took a nap, </text:span><text:span text:style-name="T81">got dressed, made coffee</text:span><text:span text:style-name="T80">.</text:span><text:span text:style-name="T152">d42</text:span><text:span text:style-name="T153">9</text:span></text:p>
      <text:p text:style-name="P108"><text:span text:style-name="T153"><text:s text:c="3"/></text:span><text:span text:style-name="T83">I walked up Meyers, Brevard, Olney, Vermont, across the Wells Fargo lot to UJ, turned around and realized </text:span><text:span text:style-name="T90">Lil’</text:span><text:span text:style-name="T83">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108"><text:span text:style-name="T83"><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span></text:p>
      <text:p text:style-name="P109"><text:span text:style-name="T83"><text:s text:c="3"/>I </text:span><text:span text:style-name="T90">went</text:span><text:span text:style-name="T83"> outside, said goodbye to Charlie, walked up Middlemont, Sulfur Springs, Haywood, Brevard, Meyers, into my house, ate some grapes, a mandarin, logged into Kamaka, flew to Org and cracked open a Trail Pass.</text:span><text:span text:style-name="T154">d851</text:span><text:span text:style-name="T83"> </text:span><text:span text:style-name="T84">I dropped </text:span><text:span text:style-name="T90">my </text:span><text:span text:style-name="T84">Ony head and chatted with a few people,</text:span><text:span text:style-name="T155">d926</text:span><text:span text:style-name="T84"> </text:span><text:span text:style-name="T85">walked to Hannah’s, finished my Trail Pass, brushed my teeth, got in bed.</text:span></text:p>
      <text:p text:style-name="P109"><text:span text:style-name="T85"/></text:p>
      <text:p text:style-name="P110"><text:span text:style-name="T51">XII.X</text:span></text:p>
      <text:p text:style-name="P110"><text:span text:style-name="T51"/></text:p>
      <text:p text:style-name="P110"><text:span text:style-name="T51">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134">d132</text:span><text:span text:style-name="T51"> </text:span></text:p>
      <text:p text:style-name="P110"><text:span text:style-name="T51"><text:s text:c="3"/></text:span><text:span text:style-name="T86">Hannah picked me up and we went to Abeja for brunch, then the Walmart, where I got boxer briefs, headphones, a car jump starter. We decided not to bother with Wicked, drove to my house, cuddled, listened to music, made love, typed, watched </text:span><text:soft-page-break/><text:span text:style-name="T86">Attenborough. She eventually left, saying she might clean out her closet.</text:span><text:span text:style-name="T156">d823</text:span><text:span text:style-name="T86"> </text:span><text:span text:style-name="T87">I ran WC, ran around turning things in, then </text:span><text:span text:style-name="T90">filling up water bags </text:span><text:span text:style-name="T87">for the Shaman quest.</text:span><text:span text:style-name="T157">d1217</text:span></text:p>
      <text:p text:style-name="P110"><text:span text:style-name="T157"/></text:p>
      <text:p text:style-name="P111"><text:span text:style-name="T87">X</text:span><text:span text:style-name="T51">II.XI</text:span></text:p>
      <text:p text:style-name="P111"><text:span text:style-name="T51"/></text:p>
      <text:p text:style-name="P112"><text:span text:style-name="T51">I woke and guessed/prayed based on the light that the time started with seven, was correct, went back to sleep until 9ish, got up, made coffee, got dressed, drove to Jupiter, was cranky, set up, ran through a Pony set, packed up, drove home.</text:span><text:span text:style-name="T134">d154</text:span><text:span text:style-name="T51"> </text:span></text:p>
      <text:p text:style-name="P112"><text:span text:style-name="T88"><text:s text:c="3"/>I got some water from a well in Ashenvale, ran to Sun Rock Retreat, flew to Camp T, ran to the Field of Gian</text:span><text:span text:style-name="T90">t</text:span><text:span text:style-name="T88">s, turned in the water pouch, hearthed to Crossroads, flew to Ratchet, got the quest to kill an elemental, flew to Org, took the zep to UC, flew to the Sepulcher, went over the mountains, drank some drugs, killed an elemental, clicked on a brazier, logged off.</text:span><text:span text:style-name="T158">d244</text:span><text:span text:style-name="T88"> </text:span></text:p>
      <text:p text:style-name="P112"><text:span text:style-name="T88"><text:s text:c="3"/></text:span><text:span text:style-name="T89">I took a bath, hearthed, flew to Ratchet, turned in the quest and got healing stream, flew to Camp T, found Mankrik’s wife, ran to Crossroads, logged off, laid in bed, listened to some of the Ever-Expanding record, started getting dressed.</text:span><text:span text:style-name="T159">d442</text:span><text:span text:style-name="T89"> </text:span></text:p>
      <text:p text:style-name="P112"><text:span text:style-name="T89"/></text:p>
      <text:p text:style-name="P113"><text:span text:style-name="T89">. . .</text:span></text:p>
      <text:p text:style-name="P112"><text:span text:style-name="T89"/></text:p>
      <text:p text:style-name="P114"><text:span text:style-name="T89">I </text:span><text:span text:style-name="T51">drove to Burger King, where I rule, ordered a medium #9, classic chicken sandwich w/ Coke, ate it in the parking lot, drove to Izzy’s, ordered a latte, drove to Middlemont and arrived at the same time as Ryan and Melissa. I set up their drums while they set out snacks, chilled in a chair waiting for everyone who was late; Dulci and Amber were stuck in a little traffic. Kevin had had his piano smashed by movers. Amanda was stuck on I-40 for two hours.</text:span></text:p>
      <text:p text:style-name="P114"><text:span text:style-name="T51"><text:s text:c="3"/>We had an arguably productive rehearsal and called it quits around 9:30. Hannah had texted saying she was recovering at home, so I drove straight there, spent a while getting undressed, brushing my teeth. I climbed into bed and we talked </text:span><text:soft-page-break/><text:span text:style-name="T51">about our days before eventually listening to a bit of Louise Penny and falling asleep.</text:span></text:p>
      <text:p text:style-name="P114"><text:span text:style-name="T51"/></text:p>
      <text:p text:style-name="P114"><text:span text:style-name="T51">XII.XII</text:span></text:p>
      <text:p text:style-name="P114"><text:span text:style-name="T51"/></text:p>
      <text:p text:style-name="P114"><text:span text:style-name="T51">Hannah woke very early to get ready for pilates and left the house. I slept hard, dreaming about all sorts of things until she returned at 9:30 with a shot of espresso </text:span><text:span text:style-name="T97">from the Dripolator</text:span><text:span text:style-name="T51">. We cuddled for 30 minutes, then got up and started getting dressed. I had, “</text:span>Oh Nevvy, oh Nevvy... yeah!<text:span text:style-name="T51">” stuck in my head, and so listened to </text:span>Nellie<text:span text:style-name="T51"> followed by </text:span>Broken Heart, <text:span text:style-name="T51">walked out, talked with Kathryn for a moment, got in the Mini, drove home, took off my coats, started the espresso machine, heated some water and wrote.</text:span><text:span text:style-name="T134">d1058</text:span><text:span text:style-name="T51"> </text:span></text:p>
      <text:p text:style-name="P114"><text:span text:style-name="T51"><text:s text:c="3"/></text:span><text:span text:style-name="T91">I ran Wailing Caverns, finished the quests, turned them in, flew to Thunder Bluff, back to Crossroads, laid in bed and looked at my phone.</text:span><text:span text:style-name="T160">d131</text:span><text:span text:style-name="T91"> </text:span><text:span text:style-name="T92">I got dressed, drove to Abeja for my debit card, picked Hannah up from work, went to the Dripolator, ordered a latte and a chocolate chip cookie, dropped her back off, went to Farm Burger South, drove home.</text:span><text:span text:style-name="T161">d336</text:span><text:span text:style-name="T92"> </text:span></text:p>
      <text:p text:style-name="P114"><text:span text:style-name="T92"><text:s text:c="3"/></text:span><text:span text:style-name="T93">I flew to Org, took the zep to UC, picked up a quest for SFK, did the same with two more at the Sepulcher, did SFK, ran back to the Sepulcher, flew back to UC, hearthed to Crossroads, flew to Ratchet, did some banking, flew back to Crossroads,</text:span><text:span text:style-name="T162">d518</text:span><text:span text:style-name="T94"> laid in bed while the sun went down, took a bath.</text:span><text:span text:style-name="T163">d626</text:span><text:span text:style-name="T94"> </text:span><text:span text:style-name="T95">I killed the main Barrens Harpy and then did Guns of the Northwatch + escort quest.</text:span><text:span text:style-name="T164">d720</text:span><text:span text:style-name="T95"> </text:span></text:p>
      <text:p text:style-name="P114"><text:span text:style-name="T95"><text:s text:c="3"/></text:span><text:span text:style-name="T96">I flew to Camp T and laid in bed until Hannah texted me some time after nine asking if I was at Scott’s. I said, “I'm at home in my lil bed! How are you??” I put on some more clothes, drove down there, hung out in her bed for a while having “pillow talk.”</text:span></text:p>
      <text:p text:style-name="P114"><text:span text:style-name="T96"/></text:p>
      <text:p text:style-name="P115"><text:span text:style-name="T51"/></text:p>
      <text:p text:style-name="P115"><text:span text:style-name="T51"/></text:p>
      <text:p text:style-name="P115"><text:span text:style-name="T51"/></text:p>
      <text:p text:style-name="P115"><text:span text:style-name="T51"/></text:p>
      <text:p text:style-name="P115"><text:soft-page-break/><text:span text:style-name="T51">XII.XIII</text:span></text:p>
      <text:p text:style-name="P115"><text:span text:style-name="T51"/></text:p>
      <text:p text:style-name="P115"><text:span text:style-name="T51">I woke after several crazy dreams around 7:30, played Wordle (BOXER in three,) kept looking at my phone, got out of bed at nine on the dot, hit the kettle, went to cuddle with Hannah. I made her a coffee, waited for her to get ready, stood in the frozen yard conversating with Kathryn/Suli, got in the Mini, drove home, turned on the espresso machine, heat up some water, filled my cup.</text:span><text:span text:style-name="T134">d951</text:span><text:span text:style-name="T51"> </text:span></text:p>
      <text:p text:style-name="P115"><text:span text:style-name="T51"/></text:p>
      <text:p text:style-name="P116"><text:span text:style-name="T51">. . .</text:span></text:p>
      <text:p text:style-name="P115"><text:span text:style-name="T51"/></text:p>
      <text:p text:style-name="P117"><text:span text:style-name="T51">I drove down to Middlemont, packed the Element begrudgingly, got in the back and rode like bats out of hell with Tina and Ryan to Wake Forest, stopping once in Durham for gas/coffee/protein. We arrived at the Listening Room inside a bookstore, set up. I grabbed a book of Pirsig writings on Quality, laid on the couch while tina set up merch and Ryan continued to squirrel around.</text:span></text:p>
      <text:p text:style-name="P117"><text:span text:style-name="T51"><text:s text:c="3"/>We checked </text:span><text:span text:style-name="T98">sounds </text:span><text:span text:style-name="T51">and I popped over to the bowling alley, sat at the bar. I ordered a smash burger/fries/Corona Zero, was joined by Ryan, ate, went back over to the bookstore, started a set right as Monty walked in, played well. I was looking forward to a chill ride home with Tina, but she and Melissa decided to ride together, so I drove the </text:span><text:span text:style-name="T98">E</text:span><text:span text:style-name="T51">lement while Ryan played Switch/slept.</text:span></text:p>
      <text:p text:style-name="P117"><text:span text:style-name="T51"><text:s text:c="3"/>I stopped at a Pilot as close to Old Fort as I could get, bought a tall Sprite. I </text:span><text:span text:style-name="T98">just </text:span><text:span text:style-name="T51">wanted to drink a sugary </text:span><text:span text:style-name="T98">carbonated </text:span><text:span text:style-name="T51">beverage and decompress in the passenger seat. Ryan bought a stinky Subway sandwich and drove so fast that things like his Switch started flying off the dash. I had him drop me at Hannah’s, snuck quietly inside, cuddled, slept.</text:span></text:p>
      <text:p text:style-name="P117"><text:span text:style-name="T51"/></text:p>
      <text:p text:style-name="P117"><text:span text:style-name="T51"/></text:p>
      <text:p text:style-name="P118"><text:span text:style-name="T51">XII.XIV</text:span></text:p>
      <text:p text:style-name="P117"><text:span text:style-name="T51"/></text:p>
      <text:p text:style-name="P117"><text:span text:style-name="T51">Hannah went into work very early and I continued to sleep. When I woke again at 9:30, I had a text from her:</text:span></text:p>
      <text:p text:style-name="P117"><text:span text:style-name="T51"><text:s text:c="3"/>“Morning sweet pea! Have a weird idea, will you let me know if you'd be open to an errand (driving down here to bring me something) today? I know you may not have any time before your gig and I want you to have all the down time you need too.”</text:span></text:p>
      <text:p text:style-name="P117"><text:span text:style-name="T51"><text:s text:c="3"/>I wanted to help, but with my car at Middlemont and it still being 32 degrees outside, it didn’t seem possible. I slept until 11, walked up to Mad Banners, ordered an Americano, walked down Sulfur Springs. I had nearly made it to Malvern Hills when I realized I was about to be an hour early on account of making time to eat food at UJ but forgetting that was my plan.</text:span></text:p>
      <text:p text:style-name="P117"><text:span text:style-name="T51"><text:s text:c="3"/>I walked to Little Louie’s, but they were closed, so I </text:span><text:span text:style-name="T98">went</text:span><text:span text:style-name="T51"> across the street to a very busy Rocky’s, sat at the bar, was greeted very excitedly by Sunny’s friend who I think is named Molly. I ate a medium hot chicken sandwich/fries/Coke, talked with her, brushed off her hints of going on a date, walked to Middlemont, got my battery out of my car, laid in a hammock, charged my phone and listened to Dr. Dog.</text:span></text:p>
      <text:p text:style-name="P117"><text:span text:style-name="T51"><text:s text:c="3"/>I was blissed out listening to </text:span>Fat Dog<text:span text:style-name="T51"> when Scott texted me saying, “Hey man! <text:s/>Just texted hannah to check in about monday. <text:s/>Stoked! <text:s/>What kit vibe you want? <text:s/>In gonna get things set up in advance. <text:s/>Bombo? Blue kit? <text:s/>Toms? No toms? <text:s/>None of the above?? Your kit? <text:s/>Just let me know what your feeling and i'll get it all dialed!”</text:span></text:p>
      <text:p text:style-name="P117"><text:span text:style-name="T51"><text:s text:c="3"/>I said I would try the bombo with toms and he said, “Ewww me likeee!!!”</text:span></text:p>
      <text:p text:style-name="P117"><text:span text:style-name="T51"><text:s text:c="3"/>We got in the Element, drove crazily to Lake Logan past a lot of flood destruction and Trump signs, entered what seemed like a giant rec room. Christmas music was blasting loudly and everyone had their vendor personas on, so I decided to be the aloof headphone guy, set up my drums, listened to more Dr. Dog out back, played a very mid set, packed </text:span><text:soft-page-break/><text:span text:style-name="T51">up, got in the car. Melissa apologized and said she was embarassed about being so stoned/playing so sloppily; I couldn’t pretend to care. I debated whether I would ride with them to Saluda or drive myself, and after being thrown around the backseat due to Ryan’s crazy driving, decided I would </text:span><text:span text:style-name="T102">take</text:span><text:span text:style-name="T51"> myself and loaded all my drums into the Mini.</text:span></text:p>
      <text:p text:style-name="P117"><text:span text:style-name="T51"><text:s text:c="3"/>The car wouldn’t </text:span><text:span text:style-name="T102">crank</text:span><text:span text:style-name="T51">, so I decided it would be a good time to try my jump starter, but after two different </text:span><text:span text:style-name="T102">ten</text:span><text:span text:style-name="T51">-minute charging sessions, </text:span><text:span text:style-name="T102">it still wouldn’t </text:span><text:span text:style-name="T51">go. I blamed it on the automatic lights, put on the Dr. Dog album again, walked to Odd’s for a latte, the Brew Pump for hop water, Ingles for grapes, gummy clusters, Milky Ways. I walked to Hannah’s house, </text:span><text:span text:style-name="T102">revealed</text:span><text:span text:style-name="T51"> of my treats, laid in bed with her.</text:span></text:p>
      <text:p text:style-name="P117"><text:span text:style-name="T51"><text:s text:c="3"/>I thought about suggesting a visit to the Walk, but she mentioned wanting plain rice, so I just continued to lay there. Laura Boswell texted saying Hannah’s music was playing at the Walk, so Hannah suggested we go there. They were closing, so we went to UJ instead and Laura joined us shortly afterward. I ate a turkey pita with tots/LaguNAtas while watching Mad Max.</text:span></text:p>
      <text:p text:style-name="P117"><text:span text:style-name="T51"><text:s text:c="3"/>We went back to Hannah’s, cuddled, talked, slept.</text:span></text:p>
      <text:p text:style-name="P117"><text:span text:style-name="T51"/></text:p>
      <text:p text:style-name="P117"><text:span text:style-name="T51">XII.XV</text:span></text:p>
      <text:p text:style-name="P117"><text:span text:style-name="T51"/></text:p>
      <text:p text:style-name="P117"><text:span text:style-name="T51">I woke and wanted to get up but never heard any signs of life from the guest room. Even after going to the kitchen to get my phone, she didn’t stir and it was 11:30. I looked at my phone for a bit, played chess/Wordle (FUNKY in four,) decided to wake her up with a cuddle, offered to make her a coffee and got up, got dressed.</text:span></text:p>
      <text:p text:style-name="P117"><text:span text:style-name="T51"><text:s text:c="3"/>I walked to Bad Manners in the rain, where they were having their birthday party, ordered a quad Americano, walked home, noticed Tony had moved the truck </text:span>all<text:span text:style-name="T51"> the way down the driveway, went inside, wrote.</text:span><text:span text:style-name="T134">d1234</text:span><text:span text:style-name="T51"> </text:span><text:span text:style-name="T99">I </text:span><text:span text:style-name="T100">printed, </text:span><text:span text:style-name="T99">pooped, took a bath, laid in bed, ate a banana, got distracted by my phone.</text:span><text:span text:style-name="T165">d156</text:span><text:span text:style-name="T99"> </text:span><text:span text:style-name="T101">I started getting dressed, logged into Kamaka, made a </text:span><text:soft-page-break/><text:span text:style-name="T101">piece of Mooncloth and got a text from Hannah saying she was going up to Odd’s.</text:span><text:span text:style-name="T166">d217</text:span><text:span text:style-name="T101"> </text:span></text:p>
      <text:p text:style-name="P117"><text:span text:style-name="T101"/></text:p>
      <text:p text:style-name="P119"><text:span text:style-name="T101">. . .</text:span></text:p>
      <text:p text:style-name="P117"><text:span text:style-name="T101"/></text:p>
      <text:p text:style-name="P120"><text:span text:style-name="T101">I </text:span><text:span text:style-name="T51">walked up there, let her buy me a latte, shuffled around the big table until she was comfortable. She bought my plane ticket to DC and back, then we made out in the entryway. I walked to Middlemont, waited inside for Ryan to arrive, moved my drums from the Mini to the Element, asked if I could drive, was denied, rode panicked in the back to the Purple Onion.</text:span></text:p>
      <text:p text:style-name="P120"><text:span text:style-name="T51"><text:s text:c="3"/>We loaded in, checked sounds. I ordered food and went immediately to the green room, ate first and just sat in a chair watching the chaos. We played a fun set, broke down, packed up. Ryan rode with Kevin and I drove the Element; I guess he just can’t be in the back seat. I had peaceful discussion with Melissa on the rainy drive to my house, unloaded my drums, started walking to Hannah’s but got picked up on Brevard. Hannah was in a silly mood and we walked around the neighborhood.</text:span></text:p>
      <text:p text:style-name="P120"><text:span text:style-name="T51"/></text:p>
      <text:p text:style-name="P120"><text:span text:style-name="T51">XII.XVI</text:span></text:p>
      <text:p text:style-name="P120"><text:span text:style-name="T51"/></text:p>
      <text:p text:style-name="P120"><text:span text:style-name="T51">Woke, made coffee, went to the guest room and listened to Dr. Dog, then meditated. Hannah and I drove to the shed, where a lot was going on; Scott was having a tree taken down, and also his floors/walls/ceiling removed. We worked on </text:span>130,000 Miles<text:span text:style-name="T51">, recorded that, then </text:span>Snapback<text:span text:style-name="T51">. Hannah announced she was so hungry she couldn’t think straight.</text:span></text:p>
      <text:p text:style-name="P120"><text:span text:style-name="T51"><text:s text:c="3"/>We tried calling Taqueria Fast, but there was no answer. She said she was feeling inclined to call the session, and I figured we had accomplished what we had set out to do, so Kevin, Jackson, Hannah and I drove to Moe’s, ate barbecue. Hannah and I drove to the Weaverville Lowes after that, couldn’t find what she wanted, went to the Ingles Starbucks, where I ordered a quad latte.</text:span></text:p>
      <text:p text:style-name="P120"><text:soft-page-break/><text:span text:style-name="T51"><text:s text:c="3"/>We went to the Smokey Park Lowes, then the Goodwill, where I found Dave Weckl and Blue Devils videos. We went to my house, grabed Home Alone 1&amp;2, Mystic Pizza, You’ve Got Mail, went to Hannah’s, napped seperately for a short while, ate rice, made love, watched Mystic Pizza, went to bed.</text:span></text:p>
      <text:p text:style-name="P120"><text:span text:style-name="T51"/></text:p>
      <text:p text:style-name="P120"><text:span text:style-name="T51">XII.XVII</text:span></text:p>
      <text:p text:style-name="P120"><text:span text:style-name="T51"/></text:p>
      <text:p text:style-name="P120"><text:span text:style-name="T51">I woke at 9:15, cuddled Hannah, made coffee, borrowed her charger, sat on the couch, played Wordle (SCOWL in three,) got dressed, walked to Bad Manners, ordered an Americano, went home, opened my window, pooped, got undressed, wrote.</text:span><text:span text:style-name="T134">d1128</text:span><text:span text:style-name="T51"> </text:span></text:p>
      <text:p text:style-name="P120"><text:span text:style-name="T51"><text:s text:c="3"/></text:span><text:span text:style-name="T103">I played some WoW, laid in bed, took a bath, laid in bed, </text:span><text:span text:style-name="T104">got dressed</text:span><text:span text:style-name="T103">,</text:span><text:span text:style-name="T167">d210</text:span><text:span text:style-name="T103"> </text:span><text:span text:style-name="T104">started walking up Brevard, hopped in Hannah’s car, circled around to UJ, ate a turkey pita w/ tots, walked to Aldi, bought grapes, mandarins, bananas, walked down Haywood, ran into Edwin/Emily, went to Odd’s, ordered a latte, walked home past the standstill traffic, put my groceries away.</text:span><text:span text:style-name="T168">d400</text:span><text:span text:style-name="T104"> </text:span></text:p>
      <text:p text:style-name="P120"><text:span text:style-name="T104"><text:s text:c="3"/></text:span><text:span text:style-name="T105">I played some wow, hearthed, laid in bed, talked to my mom twice, felt kinda frustrated in the darkness, ate some grapes.</text:span><text:span text:style-name="T169">d613</text:span><text:span text:style-name="T105"> </text:span><text:span text:style-name="T106">I walked to Odd’s, ordered an Americano, heard from Melissa that she had eaten dairy, called my mom to see if she wanted to hang out, walked to the Brew Pump, talked to Fuckchop and waited to hear back. I gave up and started walking home, got a text from her that said, “</text:span><text:span text:style-name="T234">I'm back in my room when you finish your rehearsal</text:span><text:span text:style-name="T106">”</text:span></text:p>
      <text:p text:style-name="P120"><text:span text:style-name="T106"><text:s text:c="3"/>I walked home, called her again. She was cozy in her jammies, so I decided that’s what I would do, looked at Insty a little.</text:span><text:span text:style-name="T170">d752 </text:span><text:span text:style-name="T107">I finished up Barrens quests, collected all the Ashenvale ones, spent lots of time laying in bed, heard from Hannah that she was creeping down my street, cuddled with her for an hour or so.</text:span></text:p>
      <text:p text:style-name="P120"><text:span text:style-name="T107"/></text:p>
      <text:p text:style-name="P121"><text:span text:style-name="T51"/></text:p>
      <text:p text:style-name="P122"><text:span text:style-name="T51">XII.XVIII</text:span></text:p>
      <text:p text:style-name="P121"><text:span text:style-name="T51"/></text:p>
      <text:p text:style-name="P121"><text:span text:style-name="T51">I woke around seven and spent a lot of energy scrolling around my phone, eventually got up, ate grapes,</text:span><text:span text:style-name="T171">d843</text:span><text:span text:style-name="T108"> heat up my cup, played Wordle (HEFTY in four,) made coffee.</text:span><text:span text:style-name="T172">d857</text:span><text:span text:style-name="T108"> </text:span><text:span text:style-name="T109">My mom said she would be 15 minutes late, which I didn’t believe. She was in fact ten minutes early. We rode to Middlemont, tried jumping with both my starter and her convertible, but only succeeded with a big-boy jumper from AAA; this was after an hour of June barking and random car alarms.</text:span></text:p>
      <text:p text:style-name="P121"><text:span text:style-name="T109"><text:s text:c="3"/>We drove to Bummer Logic, got lunch at a Thai place, came up with the plan for me to buy the convertible and her to take the blue one home and sell it, went to the Starbucks on Airport Road, back to Bimmer Logic, Valvoline for an inspection, Discount Tire for a tire, then our separate ways.</text:span></text:p>
      <text:p text:style-name="P121"><text:span text:style-name="T109"><text:s text:c="3"/>I laid in bed for a rain storm, walked to UJ, but it was busy and Cait was there, seemingly on a date. I walked out, called Hannah, suggested Little Louie’s, got picked up in front of the Pub, rode down there and soon realized it was back to being the Malvern, big time. We shared a plate of beefy fries, went to Hendrix, hung out while I set up the drums.</text:span></text:p>
      <text:p text:style-name="P121"><text:span text:style-name="T109"><text:s text:c="3"/>We had a frantic rehearsal and then I started to walk to Hannah’s. She had to run to Ingles for eggs, so she picked me up at the corner of Clinton and Sand Hill. I hung out while she baked cookies, went to bed in the middle room, got woken up at 6AM for cuddles, made love, went back to sleep.</text:span></text:p>
      <text:p text:style-name="P121"><text:span text:style-name="T109"/></text:p>
      <text:p text:style-name="P123"><text:span text:style-name="T51">XII.XIX</text:span></text:p>
      <text:p text:style-name="P123"><text:span text:style-name="T51"/></text:p>
      <text:p text:style-name="P123"><text:span text:style-name="T51">I woke around 1030, ate vitamins, kissed Hannah goodbye, walked up to Bad Manners, ordered an Americano, sat outside, was joined by my Mom, suggested the plan of me waiting to see how the sale of the blue car went before I bought anything, which she agreed to. She made plans to go see Carolyn in Weaverville and Hannah called to ask if we could do early dinner, but we decided on 12:30 Biscuit Head.</text:span></text:p>
      <text:p text:style-name="P123"><text:soft-page-break/><text:span text:style-name="T51"><text:s text:c="3"/>We had a fun brunch and, when she left for the west, Hannah and I went to Ingles. She bought some ginger and I bought a proper box of Bagu, then walked home, talking to Shane in the Botiwalla parking lot.</text:span><text:span text:style-name="T134">d243 </text:span><text:span text:style-name="T110">I laid in bed a while, got dressed, walked to Aldi for grapes, seeing Tony Russo along the way, then went to Odd’s, seeing Elana along the way, ordered a latte, stopped into Sparky’s to look for miniature Azul with no luck.</text:span></text:p>
      <text:p text:style-name="P123"><text:span text:style-name="T110"><text:s text:c="3"/>I exited, went through the alley and had a stranger say something to me. “Hmm?” I asked.</text:span></text:p>
      <text:p text:style-name="P123"><text:span text:style-name="T110"><text:s text:c="3"/>He said, “You’re not Columbo. You don’t sound like him.” I walked home on the sidewalkless side of Brevard through standstill traffic, put my grapes in the fridge.</text:span><text:span text:style-name="T173">d503</text:span><text:span text:style-name="T110">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5</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2-19T17:03:08.985591412</dc:date>
    <meta:editing-duration>P98DT19H11M46S</meta:editing-duration>
    <meta:editing-cycles>857</meta:editing-cycles>
    <meta:generator>LibreOffice/24.2.5.2$MacOSX_X86_64 LibreOffice_project/bffef4ea93e59bebbeaf7f431bb02b1a39ee8a59</meta:generator>
    <meta:print-date>2024-12-19T14:49:51.469622721</meta:print-date>
    <meta:document-statistic meta:table-count="0" meta:image-count="0" meta:object-count="0" meta:page-count="85" meta:paragraph-count="412" meta:word-count="18228" meta:character-count="97107" meta:non-whitespace-character-count="78791"/>
  </office:meta>
</office:document-meta>
</file>